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201000001EF0000011B7567F82802235158.png" manifest:media-type="image/png"/>
  <manifest:file-entry manifest:full-path="Pictures/100000000000029D000001BE12BFE2562A616BBA.png" manifest:media-type="image/png"/>
  <manifest:file-entry manifest:full-path="Pictures/10000201000002810000029BD1DC9767247FDE38.png" manifest:media-type="image/png"/>
  <manifest:file-entry manifest:full-path="Pictures/100000000000029F000001B4A9C0319B84F5E8CA.png" manifest:media-type="image/png"/>
  <manifest:file-entry manifest:full-path="Pictures/100000000000020F0000012B1C9A20E319E44782.png" manifest:media-type="image/png"/>
  <manifest:file-entry manifest:full-path="Pictures/10000201000001E60000017226BE7D22148CA115.png" manifest:media-type="image/png"/>
  <manifest:file-entry manifest:full-path="Pictures/100000000000012F0000016B09A433172AEBA2ED.png" manifest:media-type="image/png"/>
  <manifest:file-entry manifest:full-path="Pictures/10000000000001DC000001C88734867C8A579949.png" manifest:media-type="image/png"/>
  <manifest:file-entry manifest:full-path="Pictures/1000020100000243000001770F9011FB049EA215.png" manifest:media-type="image/png"/>
  <manifest:file-entry manifest:full-path="Pictures/10000000000001D6000001B9592DFAC23EA91BDE.png" manifest:media-type="image/png"/>
  <manifest:file-entry manifest:full-path="Pictures/10000000000001DD0000014255FD64174D94CFDD.png" manifest:media-type="image/png"/>
  <manifest:file-entry manifest:full-path="Pictures/100000000000021C000001260BCB397319E9D85A.png" manifest:media-type="image/png"/>
  <manifest:file-entry manifest:full-path="Pictures/10000000000003DC00000119F4ACA835452AE836.png" manifest:media-type="image/png"/>
  <manifest:file-entry manifest:full-path="Pictures/100000000000029C000001B99E0B418AC0169108.png" manifest:media-type="image/png"/>
  <manifest:file-entry manifest:full-path="Pictures/10000000000001FE00000137D6B591E05E5206D0.png" manifest:media-type="image/png"/>
  <manifest:file-entry manifest:full-path="Pictures/10000000000000BD0000010C748644663D051832.png" manifest:media-type="image/png"/>
  <manifest:file-entry manifest:full-path="Pictures/100002010000029C0000025DC1C4DAA4ED576E66.png" manifest:media-type="image/png"/>
  <manifest:file-entry manifest:full-path="Pictures/10000201000001BB0000016F6B355033BF751253.png" manifest:media-type="image/png"/>
  <manifest:file-entry manifest:full-path="Pictures/100002010000021D00000182544A2FCA040083B8.png" manifest:media-type="image/png"/>
  <manifest:file-entry manifest:full-path="Pictures/10000201000003E8000000D262270D7C3E523D96.png" manifest:media-type="image/png"/>
  <manifest:file-entry manifest:full-path="Pictures/100002010000024D000001424732A1BF539957D6.png" manifest:media-type="image/png"/>
  <manifest:file-entry manifest:full-path="Pictures/1000020100000292000002310B4C60CAF30401B2.png" manifest:media-type="image/png"/>
  <manifest:file-entry manifest:full-path="Pictures/10000201000002A1000001C451D268D44A9E16C2.png" manifest:media-type="image/png"/>
  <manifest:file-entry manifest:full-path="Pictures/10000000000000CD000000C8341AA195B419EE00.png" manifest:media-type="image/png"/>
  <manifest:file-entry manifest:full-path="Pictures/10000000000000AA0000009DF78B59AAF18A845D.png" manifest:media-type="image/png"/>
  <manifest:file-entry manifest:full-path="Pictures/10000201000002A10000019DE5CDC44F58D80AA0.png" manifest:media-type="image/png"/>
  <manifest:file-entry manifest:full-path="Pictures/10000000000000CD000000C8F02179A190E2AD9B.png" manifest:media-type="image/png"/>
  <manifest:file-entry manifest:full-path="Pictures/100000000000026E0000018C14A65AD53DE89FAC.png" manifest:media-type="image/png"/>
  <manifest:file-entry manifest:full-path="Pictures/100006A2000001A8000001A8B3B6DC61F342ADE9.svg" manifest:media-type="image/svg+xml"/>
  <manifest:file-entry manifest:full-path="Pictures/10000000000001EB000001192F495E6D26629F06.png" manifest:media-type="image/png"/>
  <manifest:file-entry manifest:full-path="Pictures/100000000000013C0000010E7C9D898004581D27.png" manifest:media-type="image/png"/>
  <manifest:file-entry manifest:full-path="Pictures/1000000000000298000000EB9D5070DBC1CAC0B5.png" manifest:media-type="image/png"/>
  <manifest:file-entry manifest:full-path="Pictures/10000201000000C70000010718AA7BB2EDCE7F14.png" manifest:media-type="image/png"/>
  <manifest:file-entry manifest:full-path="Pictures/100003A50000017B000001E7A5B2E84C42C85B96.svg" manifest:media-type="image/svg+xml"/>
  <manifest:file-entry manifest:full-path="Pictures/100002010000035F0000004D26788C5D9530D4A3.png" manifest:media-type="image/png"/>
  <manifest:file-entry manifest:full-path="Pictures/10000000000002A70000017B89030BBA380D8F17.png" manifest:media-type="image/png"/>
  <manifest:file-entry manifest:full-path="Pictures/10000000000001870000010663FC4B1F343BBD6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left="0.102cm" fo:padding-right="0.102cm" fo:padding-top="0.102cm" fo:padding-bottom="0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left="0.102cm" fo:padding-right="0.102cm" fo:padding-top="0.102cm" fo:padding-bottom="0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left="0.102cm" fo:padding-right="0.102cm" fo:padding-top="0.102cm" fo:padding-bottom="0cm" fo:border-left="none" fo:border-right="none" fo:border-top="none" fo:border-bottom="0.05pt solid #000000">
        <style:background-image/>
      </style:table-cell-properties>
    </style:style>
    <style:style style:name="Table4.A4" style:family="table-cell">
      <style:table-cell-properties fo:background-color="#ffffff" fo:padding-left="0.102cm" fo:padding-right="0.102cm" fo:padding-top="0.102cm" fo:padding-bottom="0cm" fo:border-left="none" fo:border-right="none" fo:border-top="none" fo:border-bottom="0.25pt solid #000000">
        <style:background-image/>
      </style:table-cell-properties>
    </style:style>
    <style:style style:name="Table3" style:family="table">
      <style:table-properties style:width="15.499cm" fo:margin-top="0.15cm" fo:margin-bottom="0.199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446cm" fo:keep-together="always"/>
    </style:style>
    <style:style style:name="Table3.A2" style:family="table-cell">
      <style:table-cell-properties fo:padding="0cm" fo:border="none"/>
    </style:style>
    <style:style style:name="Table7" style:family="table">
      <style:table-properties style:width="16.97cm" fo:margin-top="0.101cm" fo:margin-bottom="0.3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9" style:family="table">
      <style:table-properties style:width="15.935cm" fo:margin-left="1.076cm" fo:margin-right="-0.011cm" fo:margin-top="0cm" fo:margin-bottom="0.25cm" table:align="margins" fo:keep-with-next="auto" style:may-break-between-rows="false"/>
    </style:style>
    <style:style style:name="Table9.A" style:family="table-column">
      <style:table-column-properties style:column-width="2.699cm" style:rel-column-width="11099*"/>
    </style:style>
    <style:style style:name="Table9.B" style:family="table-column">
      <style:table-column-properties style:column-width="5.636cm" style:rel-column-width="23177*"/>
    </style:style>
    <style:style style:name="Table9.C" style:family="table-column">
      <style:table-column-properties style:column-width="7.601cm" style:rel-column-width="31259*"/>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officeooo:paragraph-rsid="007aace0"/>
    </style:style>
    <style:style style:name="P3" style:family="paragraph" style:parent-style-name="Footer">
      <style:text-properties fo:language="en" fo:country="US" officeooo:paragraph-rsid="0029a911"/>
    </style:style>
    <style:style style:name="P4" style:family="paragraph" style:parent-style-name="Footer">
      <style:paragraph-properties fo:text-align="start" style:justify-single-word="false"/>
      <style:text-properties officeooo:paragraph-rsid="007aace0"/>
    </style:style>
    <style:style style:name="P5" style:family="paragraph" style:parent-style-name="Text_20_body_20_indent">
      <style:text-properties officeooo:paragraph-rsid="009bacb1"/>
    </style:style>
    <style:style style:name="P6" style:family="paragraph" style:parent-style-name="Text_20_body_20_indent">
      <style:text-properties officeooo:paragraph-rsid="00a99fbb"/>
    </style:style>
    <style:style style:name="P7" style:family="paragraph" style:parent-style-name="Text_20_body_20_indent">
      <style:text-properties officeooo:paragraph-rsid="00cba7ca"/>
    </style:style>
    <style:style style:name="P8" style:family="paragraph" style:parent-style-name="Text_20_body_20_indent">
      <style:text-properties officeooo:rsid="00ec585d" officeooo:paragraph-rsid="00ec585d"/>
    </style:style>
    <style:style style:name="P9" style:family="paragraph" style:parent-style-name="Text_20_body_20_indent">
      <style:text-properties fo:language="en" fo:country="US"/>
    </style:style>
    <style:style style:name="P10" style:family="paragraph" style:parent-style-name="Text_20_body_20_indent">
      <style:text-properties fo:language="en" fo:country="US" officeooo:rsid="00f36ea0" officeooo:paragraph-rsid="00f36ea0"/>
    </style:style>
    <style:style style:name="P11" style:family="paragraph" style:parent-style-name="Text_20_body_20_indent">
      <style:text-properties fo:language="en" fo:country="US" officeooo:paragraph-rsid="00f84c5b"/>
    </style:style>
    <style:style style:name="P12" style:family="paragraph" style:parent-style-name="Text_20_body_20_indent">
      <style:text-properties fo:language="en" fo:country="US" officeooo:paragraph-rsid="009bacb1"/>
    </style:style>
    <style:style style:name="P13" style:family="paragraph" style:parent-style-name="Text_20_body_20_indent">
      <style:text-properties fo:language="en" fo:country="US" officeooo:rsid="00a66bee" officeooo:paragraph-rsid="00a66bee"/>
    </style:style>
    <style:style style:name="P14" style:family="paragraph" style:parent-style-name="Text_20_body_20_indent">
      <style:text-properties fo:language="en" fo:country="US" officeooo:paragraph-rsid="00d92cbd"/>
    </style:style>
    <style:style style:name="P15" style:family="paragraph" style:parent-style-name="Text_20_body_20_indent">
      <style:text-properties fo:language="en" fo:country="US" officeooo:paragraph-rsid="00fa3915"/>
    </style:style>
    <style:style style:name="P16" style:family="paragraph" style:parent-style-name="Text_20_body_20_indent">
      <style:text-properties fo:language="en" fo:country="US" officeooo:paragraph-rsid="00cba7ca"/>
    </style:style>
    <style:style style:name="P17" style:family="paragraph" style:parent-style-name="Text_20_body_20_indent">
      <style:text-properties fo:language="en" fo:country="US" officeooo:paragraph-rsid="00a99fbb"/>
    </style:style>
    <style:style style:name="P18" style:family="paragraph" style:parent-style-name="Text_20_body_20_indent">
      <style:text-properties fo:language="en" fo:country="US" officeooo:rsid="00ebbbda" officeooo:paragraph-rsid="00ebbbda"/>
    </style:style>
    <style:style style:name="P19" style:family="paragraph" style:parent-style-name="Text_20_body_20_indent">
      <style:text-properties fo:language="en" fo:country="US" officeooo:paragraph-rsid="00fb6bd5"/>
    </style:style>
    <style:style style:name="P20" style:family="paragraph" style:parent-style-name="Text_20_body_20_indent">
      <style:text-properties fo:language="en" fo:country="US" officeooo:paragraph-rsid="01042337"/>
    </style:style>
    <style:style style:name="P21" style:family="paragraph" style:parent-style-name="Text_20_body_20_indent">
      <style:text-properties officeooo:paragraph-rsid="01042337"/>
    </style:style>
    <style:style style:name="P22" style:family="paragraph" style:parent-style-name="Text_20_body">
      <style:text-properties fo:language="en" fo:country="US"/>
    </style:style>
    <style:style style:name="P23" style:family="paragraph" style:parent-style-name="Text_20_body">
      <style:text-properties fo:language="en" fo:country="US" officeooo:rsid="001f0121" officeooo:paragraph-rsid="001f0121"/>
    </style:style>
    <style:style style:name="P24" style:family="paragraph" style:parent-style-name="Text_20_body">
      <style:text-properties fo:language="en" fo:country="US" officeooo:rsid="001f0121" officeooo:paragraph-rsid="00733b65"/>
    </style:style>
    <style:style style:name="P25" style:family="paragraph" style:parent-style-name="Text_20_body">
      <style:text-properties fo:language="en" fo:country="US" officeooo:paragraph-rsid="00733b65"/>
    </style:style>
    <style:style style:name="P26" style:family="paragraph" style:parent-style-name="Text_20_body">
      <style:text-properties fo:language="en" fo:country="US" officeooo:paragraph-rsid="009bacb1"/>
    </style:style>
    <style:style style:name="P27" style:family="paragraph" style:parent-style-name="Text_20_body">
      <style:text-properties fo:language="en" fo:country="US" officeooo:paragraph-rsid="00f84c5b"/>
    </style:style>
    <style:style style:name="P28" style:family="paragraph" style:parent-style-name="Text_20_body">
      <style:text-properties fo:language="en" fo:country="US" officeooo:paragraph-rsid="00fa3915"/>
    </style:style>
    <style:style style:name="P29" style:family="paragraph" style:parent-style-name="Text_20_body">
      <style:text-properties fo:language="en" fo:country="US" officeooo:paragraph-rsid="00e35022"/>
    </style:style>
    <style:style style:name="P30" style:family="paragraph" style:parent-style-name="Text_20_body">
      <style:text-properties fo:language="en" fo:country="US" officeooo:paragraph-rsid="00fb6bd5"/>
    </style:style>
    <style:style style:name="P31" style:family="paragraph" style:parent-style-name="Text_20_body">
      <style:text-properties fo:language="en" fo:country="US" officeooo:rsid="00f2806f" officeooo:paragraph-rsid="00f2806f"/>
    </style:style>
    <style:style style:name="P32" style:family="paragraph" style:parent-style-name="Text_20_body">
      <style:text-properties fo:language="en" fo:country="US" officeooo:paragraph-rsid="01042337"/>
    </style:style>
    <style:style style:name="P33" style:family="paragraph" style:parent-style-name="Text_20_body">
      <style:text-properties officeooo:paragraph-rsid="00733b65"/>
    </style:style>
    <style:style style:name="P34" style:family="paragraph" style:parent-style-name="Text_20_body">
      <style:text-properties officeooo:paragraph-rsid="00f7204d"/>
    </style:style>
    <style:style style:name="P35" style:family="paragraph" style:parent-style-name="Text_20_body">
      <style:text-properties officeooo:rsid="00e0490e" officeooo:paragraph-rsid="00e0490e"/>
    </style:style>
    <style:style style:name="P36" style:family="paragraph" style:parent-style-name="Text_20_body">
      <style:text-properties officeooo:paragraph-rsid="00fb6bd5"/>
    </style:style>
    <style:style style:name="P37" style:family="paragraph" style:parent-style-name="Text_20_body">
      <style:text-properties officeooo:paragraph-rsid="01042337"/>
    </style:style>
    <style:style style:name="P38" style:family="paragraph" style:parent-style-name="Text_20_body">
      <style:text-properties officeooo:paragraph-rsid="01042f74"/>
    </style:style>
    <style:style style:name="P39" style:family="paragraph" style:parent-style-name="Guide_20_Name">
      <style:text-properties fo:language="en" fo:country="US" officeooo:rsid="001f0121" officeooo:paragraph-rsid="001f0121"/>
    </style:style>
    <style:style style:name="P40" style:family="paragraph" style:parent-style-name="Table_20_Contents">
      <style:text-properties officeooo:paragraph-rsid="009bacb1"/>
    </style:style>
    <style:style style:name="P41" style:family="paragraph" style:parent-style-name="Table_20_Contents">
      <style:text-properties fo:language="en" fo:country="US"/>
    </style:style>
    <style:style style:name="P42" style:family="paragraph" style:parent-style-name="Table_20_Contents">
      <style:text-properties fo:language="en" fo:country="US" officeooo:paragraph-rsid="009bacb1"/>
    </style:style>
    <style:style style:name="P43" style:family="paragraph" style:parent-style-name="Table_20_Contents">
      <style:text-properties officeooo:paragraph-rsid="0108e154"/>
    </style:style>
    <style:style style:name="P44" style:family="paragraph" style:parent-style-name="Table_20_Contents">
      <style:text-properties officeooo:paragraph-rsid="010b1c19"/>
    </style:style>
    <style:style style:name="P45" style:family="paragraph" style:parent-style-name="Text_20_Note">
      <style:text-properties officeooo:paragraph-rsid="008d43b0"/>
    </style:style>
    <style:style style:name="P46" style:family="paragraph" style:parent-style-name="Text_20_Note">
      <style:text-properties officeooo:paragraph-rsid="00a3bab8"/>
    </style:style>
    <style:style style:name="P47" style:family="paragraph" style:parent-style-name="Text_20_Note">
      <style:text-properties officeooo:paragraph-rsid="00a77e91"/>
    </style:style>
    <style:style style:name="P48" style:family="paragraph" style:parent-style-name="Text_20_Note">
      <style:text-properties officeooo:paragraph-rsid="00acabb3"/>
    </style:style>
    <style:style style:name="P49" style:family="paragraph" style:parent-style-name="Text_20_Note">
      <style:text-properties fo:language="en" fo:country="US" officeooo:rsid="005ae930" officeooo:paragraph-rsid="00f84c5b"/>
    </style:style>
    <style:style style:name="P50" style:family="paragraph" style:parent-style-name="Text_20_Note">
      <style:text-properties fo:language="en" fo:country="US" officeooo:paragraph-rsid="00cba7ca"/>
    </style:style>
    <style:style style:name="P51" style:family="paragraph" style:parent-style-name="Text_20_Note">
      <style:text-properties fo:language="en" fo:country="US" officeooo:rsid="00df063b" officeooo:paragraph-rsid="00df0fa6"/>
    </style:style>
    <style:style style:name="P52" style:family="paragraph" style:parent-style-name="Title">
      <style:text-properties fo:language="en" fo:country="US" officeooo:rsid="001f0121" officeooo:paragraph-rsid="008b62d7"/>
    </style:style>
    <style:style style:name="P53" style:family="paragraph" style:parent-style-name="Subtitle">
      <style:text-properties fo:language="en" fo:country="US" officeooo:rsid="008b62d7" officeooo:paragraph-rsid="008b62d7"/>
    </style:style>
    <style:style style:name="P54" style:family="paragraph" style:parent-style-name="Figure">
      <style:text-properties style:font-name="Liberation Sans1" fo:language="en" fo:country="US" style:font-name-asian="DejaVu Sans" style:font-name-complex="Lucidasans"/>
    </style:style>
    <style:style style:name="P55" style:family="paragraph" style:parent-style-name="Figure">
      <style:text-properties fo:language="en" fo:country="US"/>
    </style:style>
    <style:style style:name="P56" style:family="paragraph" style:parent-style-name="Figure">
      <style:text-properties fo:language="en" fo:country="US" officeooo:paragraph-rsid="009bacb1"/>
    </style:style>
    <style:style style:name="P57" style:family="paragraph" style:parent-style-name="Figure">
      <style:text-properties fo:language="en" fo:country="US" officeooo:paragraph-rsid="00fa3915"/>
    </style:style>
    <style:style style:name="P58" style:family="paragraph" style:parent-style-name="Figure">
      <style:text-properties fo:language="en" fo:country="US" officeooo:paragraph-rsid="00cba7ca"/>
    </style:style>
    <style:style style:name="P59" style:family="paragraph" style:parent-style-name="Figure">
      <style:text-properties fo:language="en" fo:country="US" officeooo:paragraph-rsid="00fb6bd5"/>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style:text-properties fo:language="en" fo:country="US" officeooo:paragraph-rsid="00954e29"/>
    </style:style>
    <style:style style:name="P62" style:family="paragraph" style:parent-style-name="Text_20_body">
      <style:paragraph-properties fo:margin-top="0cm" fo:margin-bottom="0cm" loext:contextual-spacing="false"/>
      <style:text-properties fo:language="en" fo:country="US" officeooo:rsid="00f84c5b" officeooo:paragraph-rsid="00f84c5b"/>
    </style:style>
    <style:style style:name="P63" style:family="paragraph" style:parent-style-name="Text_20_body">
      <style:paragraph-properties fo:margin-top="0cm" fo:margin-bottom="0cm" loext:contextual-spacing="false"/>
      <style:text-properties fo:language="en" fo:country="US" officeooo:rsid="00c89d79" officeooo:paragraph-rsid="00c89d79"/>
    </style:style>
    <style:style style:name="P64" style:family="paragraph" style:parent-style-name="Text_20_body">
      <style:paragraph-properties fo:margin-top="0cm" fo:margin-bottom="0cm" loext:contextual-spacing="false"/>
      <style:text-properties fo:language="en" fo:country="US" officeooo:paragraph-rsid="00f84c5b"/>
    </style:style>
    <style:style style:name="P65" style:family="paragraph" style:parent-style-name="Text_20_body" style:master-page-name="">
      <style:paragraph-properties fo:margin-top="0cm" fo:margin-bottom="0cm" loext:contextual-spacing="false" style:page-number="auto"/>
      <style:text-properties officeooo:paragraph-rsid="00f84c5b"/>
    </style:style>
    <style:style style:name="P66" style:family="paragraph" style:parent-style-name="Text_20_body_20_indent">
      <style:paragraph-properties fo:margin-top="0cm" fo:margin-bottom="0.152cm" loext:contextual-spacing="false"/>
    </style:style>
    <style:style style:name="P67" style:family="paragraph" style:parent-style-name="Text_20_body">
      <style:paragraph-properties fo:margin-top="0cm" fo:margin-bottom="0.101cm" loext:contextual-spacing="false"/>
    </style:style>
    <style:style style:name="P68" style:family="paragraph" style:parent-style-name="Text_20_body">
      <style:paragraph-properties fo:margin-top="0cm" fo:margin-bottom="0.101cm" loext:contextual-spacing="false"/>
      <style:text-properties fo:language="en" fo:country="U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5.984cm" style:type="right" style:leader-style="dotted" style:leader-text="."/>
        </style:tab-stops>
      </style:paragraph-properties>
    </style:style>
    <style:style style:name="P72" style:family="paragraph" style:parent-style-name="Page_20_Break">
      <style:text-properties fo:language="en" fo:country="US"/>
    </style:style>
    <style:style style:name="P73" style:family="paragraph" style:parent-style-name="Table_20_Heading">
      <style:text-properties fo:language="en" fo:country="US"/>
    </style:style>
    <style:style style:name="P74" style:family="paragraph" style:parent-style-name="Table_20_Heading">
      <style:text-properties fo:language="en" fo:country="US" officeooo:paragraph-rsid="009bacb1"/>
    </style:style>
    <style:style style:name="P75" style:family="paragraph" style:parent-style-name="Table_20_Heading">
      <style:text-properties fo:font-size="10.5pt" officeooo:paragraph-rsid="0108e154" style:font-size-asian="10.5pt" style:font-size-complex="10.5pt"/>
    </style:style>
    <style:style style:name="P76" style:family="paragraph" style:parent-style-name="Definition_20_Term">
      <style:text-properties fo:language="en" fo:country="US"/>
    </style:style>
    <style:style style:name="P77" style:family="paragraph" style:parent-style-name="Definition_20_Term">
      <style:text-properties fo:language="en" fo:country="US" officeooo:paragraph-rsid="00cf3eeb"/>
    </style:style>
    <style:style style:name="P78" style:family="paragraph" style:parent-style-name="Definition_20_Term">
      <style:text-properties fo:language="en" fo:country="US" officeooo:paragraph-rsid="00f84c5b"/>
    </style:style>
    <style:style style:name="P79" style:family="paragraph" style:parent-style-name="Definition_20_Term">
      <style:text-properties fo:language="en" fo:country="US" officeooo:paragraph-rsid="009bacb1"/>
    </style:style>
    <style:style style:name="P80" style:family="paragraph" style:parent-style-name="Definition_20_Term">
      <style:text-properties fo:language="en" fo:country="US" officeooo:paragraph-rsid="00a66bee"/>
    </style:style>
    <style:style style:name="P81" style:family="paragraph" style:parent-style-name="Definition_20_Term">
      <style:text-properties fo:language="en" fo:country="US" officeooo:paragraph-rsid="00fa3915"/>
    </style:style>
    <style:style style:name="P82" style:family="paragraph" style:parent-style-name="Definition_20_Term">
      <style:text-properties fo:language="en" fo:country="US" officeooo:paragraph-rsid="00cba7ca"/>
    </style:style>
    <style:style style:name="P83" style:family="paragraph" style:parent-style-name="Definition_20_Term">
      <style:text-properties fo:language="en" fo:country="US" officeooo:paragraph-rsid="00fb6bd5"/>
    </style:style>
    <style:style style:name="P84" style:family="paragraph" style:parent-style-name="Definition_20_Term">
      <style:paragraph-properties fo:break-before="auto" fo:break-after="auto"/>
      <style:text-properties fo:language="en" fo:country="US" officeooo:paragraph-rsid="009bacb1"/>
    </style:style>
    <style:style style:name="P85" style:family="paragraph" style:parent-style-name="Figure">
      <style:paragraph-properties fo:break-before="auto" fo:break-after="auto"/>
      <style:text-properties fo:language="en" fo:country="US"/>
    </style:style>
    <style:style style:name="P86" style:family="paragraph" style:parent-style-name="Definition_20_Term">
      <style:paragraph-properties fo:margin-top="0cm" fo:margin-bottom="0.199cm" loext:contextual-spacing="false"/>
      <style:text-properties fo:language="en" fo:country="US"/>
    </style:style>
    <style:style style:name="P87" style:family="paragraph" style:parent-style-name="Figure">
      <style:paragraph-properties fo:margin-top="0.203cm" fo:margin-bottom="0.356cm" loext:contextual-spacing="false"/>
      <style:text-properties fo:language="en" fo:country="US"/>
    </style:style>
    <style:style style:name="P88" style:family="paragraph" style:parent-style-name="Contents_20_Heading">
      <style:text-properties fo:language="en" fo:country="US"/>
    </style:style>
    <style:style style:name="P89" style:family="paragraph" style:parent-style-name="Caption">
      <style:text-properties fo:language="en" fo:country="US"/>
    </style:style>
    <style:style style:name="P90" style:family="paragraph" style:parent-style-name="Caption">
      <style:text-properties fo:language="en" fo:country="US" officeooo:paragraph-rsid="009bacb1"/>
    </style:style>
    <style:style style:name="P91" style:family="paragraph" style:parent-style-name="Standard">
      <style:text-properties officeooo:paragraph-rsid="0108e154"/>
    </style:style>
    <style:style style:name="P92" style:family="paragraph" style:parent-style-name="Heading_20_2">
      <style:text-properties fo:language="en" fo:country="US"/>
    </style:style>
    <style:style style:name="P93" style:family="paragraph" style:parent-style-name="Heading_20_2">
      <style:text-properties fo:language="en" fo:country="US" officeooo:paragraph-rsid="008b62d7"/>
    </style:style>
    <style:style style:name="P94" style:family="paragraph" style:parent-style-name="Heading_20_2">
      <style:text-properties fo:language="en" fo:country="US" officeooo:paragraph-rsid="00733b65"/>
    </style:style>
    <style:style style:name="P95" style:family="paragraph" style:parent-style-name="Heading_20_2">
      <style:text-properties fo:language="en" fo:country="US" officeooo:paragraph-rsid="00cba7ca"/>
    </style:style>
    <style:style style:name="P96" style:family="paragraph" style:parent-style-name="Heading_20_2">
      <style:text-properties fo:language="en" fo:country="US" officeooo:paragraph-rsid="00fb6bd5"/>
    </style:style>
    <style:style style:name="P97" style:family="paragraph" style:parent-style-name="Heading_20_Caution">
      <style:text-properties fo:language="en" fo:country="US"/>
    </style:style>
    <style:style style:name="P98" style:family="paragraph" style:parent-style-name="Heading_20_Caution">
      <style:text-properties fo:language="en" fo:country="US" fo:font-weight="bold" officeooo:rsid="005ae930" officeooo:paragraph-rsid="00acabb3" style:font-weight-asian="bold" style:font-weight-complex="bold"/>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List_20_1">
      <style:text-properties fo:language="en" fo:country="US"/>
    </style:style>
    <style:style style:name="P101" style:family="paragraph" style:parent-style-name="List_20_1">
      <style:text-properties officeooo:paragraph-rsid="00fb6bd5"/>
    </style:style>
    <style:style style:name="P102" style:family="paragraph" style:parent-style-name="List_20_1">
      <style:paragraph-properties fo:margin-left="1.778cm" fo:margin-right="0cm" fo:text-indent="-0.635cm" style:auto-text-indent="false">
        <style:tab-stops/>
      </style:paragraph-properties>
    </style:style>
    <style:style style:name="P103" style:family="paragraph" style:parent-style-name="List_20_1">
      <style:paragraph-properties fo:margin-left="1.778cm" fo:margin-right="0cm" fo:text-indent="-0.635cm" style:auto-text-indent="false">
        <style:tab-stops/>
      </style:paragraph-properties>
      <style:text-properties officeooo:paragraph-rsid="009bacb1"/>
    </style:style>
    <style:style style:name="P104" style:family="paragraph" style:parent-style-name="List_20_1">
      <style:paragraph-properties fo:margin-left="1.778cm" fo:margin-right="0cm" fo:text-indent="-0.635cm" style:auto-text-indent="false">
        <style:tab-stops/>
      </style:paragraph-properties>
      <style:text-properties fo:language="en" fo:country="US"/>
    </style:style>
    <style:style style:name="P105" style:family="paragraph" style:parent-style-name="Heading_20_3">
      <style:text-properties fo:language="en" fo:country="US"/>
    </style:style>
    <style:style style:name="P106" style:family="paragraph" style:parent-style-name="Heading_20_Tip">
      <style:text-properties fo:language="en" fo:country="US" officeooo:rsid="005ae930" officeooo:paragraph-rsid="00a3bab8"/>
    </style:style>
    <style:style style:name="P107" style:family="paragraph" style:parent-style-name="Heading_20_Tip">
      <style:text-properties fo:language="en" fo:country="US" officeooo:rsid="005ae930" officeooo:paragraph-rsid="00f84c5b"/>
    </style:style>
    <style:style style:name="P108" style:family="paragraph" style:parent-style-name="Numbering_20_1">
      <style:text-properties fo:language="en" fo:country="US"/>
    </style:style>
    <style:style style:name="P109" style:family="paragraph" style:parent-style-name="Numbering_20_1" style:list-style-name="Numbering_20_1">
      <style:text-properties fo:language="en" fo:country="US" officeooo:paragraph-rsid="00fe1e42"/>
    </style:style>
    <style:style style:name="P110" style:family="paragraph" style:parent-style-name="Numbering_20_1" style:list-style-name="Numbering_20_1">
      <style:text-properties officeooo:paragraph-rsid="00fa3915"/>
    </style:style>
    <style:style style:name="P111" style:family="paragraph" style:parent-style-name="Heading_20_Note">
      <style:text-properties fo:language="en" fo:country="US"/>
    </style:style>
    <style:style style:name="P112" style:family="paragraph" style:parent-style-name="Heading_20_Note">
      <style:text-properties fo:language="en" fo:country="US" officeooo:paragraph-rsid="00a77e91"/>
    </style:style>
    <style:style style:name="P113" style:family="paragraph" style:parent-style-name="Heading_20_Note">
      <style:text-properties fo:language="en" fo:country="US" officeooo:paragraph-rsid="00cba7ca"/>
    </style:style>
    <style:style style:name="P114" style:family="paragraph" style:parent-style-name="Heading_20_1">
      <style:text-properties fo:language="en" fo:country="US"/>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fo:language="en" fo:country="US"/>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draw:fill-image-width="0cm" draw:fill-image-height="0cm"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middle" style:vertical-rel="baseline" style:horizontal-pos="from-left" style:horizontal-rel="paragraph"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14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416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953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39"><draw:frame draw:style-name="fr10" draw:name="Image2" text:anchor-type="paragraph" svg:x="3.471cm" svg:y="0.452cm" svg:width="8.467cm" svg:height="1.778cm" draw:z-index="3"><draw:image xlink:href="Pictures/10000201000003E8000000D262270D7C3E523D96.png" xlink:type="simple" xlink:show="embed" xlink:actuate="onLoad"/></draw:frame>Začínáme s programem LibreOffice</text:p>
      <text:p text:style-name="P52">Kapitola 2 <text:s/><text:line-break/>Nastavení LibreOffice</text:p>
      <text:p text:style-name="P53">Nastavujeme možnosti podle svých představ</text:p>
      <text:h text:style-name="P115" text:outline-level="1"><text:bookmark-start text:name="__RefHeading__5636_1566568644"/>Autorská práva<text:bookmark-end text:name="__RefHeading__5636_1566568644"/></text:h>
      <text:p text:style-name="P33">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4">Všechny ochranné známky uvedené v této příručce patří jejich vlastníkům.</text:p>
      <text:h text:style-name="P92" text:outline-level="2"><text:bookmark-start text:name="__RefHeading__5638_1566568644"/>Přispěvatelé<text:bookmark-end text:name="__RefHeading__5638_1566568644"/></text:h>
      <table:table table:name="Table1" table:style-name="Table1">
        <table:table-column table:style-name="Table1.A" table:number-columns-repeated="3"/>
        <table:table-row>
          <table:table-cell table:style-name="Table1.A1" office:value-type="string">
            <text:p text:style-name="P61">Jean Hollis Weber </text:p>
          </table:table-cell>
          <table:table-cell table:style-name="Table1.A1" office:value-type="string">
            <text:p text:style-name="P62">Olivier Hallot</text:p>
          </table:table-cell>
          <table:table-cell table:style-name="Table1.A1" office:value-type="string">
            <text:p text:style-name="P61">Hazel Russman</text:p>
          </table:table-cell>
        </table:table-row>
        <table:table-row>
          <table:table-cell table:style-name="Table1.A1" office:value-type="string">
            <text:p text:style-name="P61">John A Smith</text:p>
          </table:table-cell>
          <table:table-cell table:style-name="Table1.A1" office:value-type="string">
            <text:p text:style-name="P61">Martin Saffron</text:p>
          </table:table-cell>
          <table:table-cell table:style-name="Table1.A1" office:value-type="string">
            <text:p text:style-name="P63">Steve Schwettman</text:p>
          </table:table-cell>
        </table:table-row>
        <table:table-row>
          <table:table-cell table:style-name="Table1.A1" office:value-type="string">
            <text:p text:style-name="P62">Ron Faile Jr.</text:p>
          </table:table-cell>
          <table:table-cell table:style-name="Table1.A1" office:value-type="string">
            <text:p text:style-name="P64"/>
          </table:table-cell>
          <table:table-cell table:style-name="Table1.A1" office:value-type="string">
            <text:p text:style-name="P63"/>
          </table:table-cell>
        </table:table-row>
      </table:table>
      <text:h text:style-name="P93" text:outline-level="2"><text:bookmark-start text:name="__RefHeading__5640_1566568644"/>Zpětná vazba<text:bookmark-end text:name="__RefHeading__5640_1566568644"/></text:h>
      <text:p text:style-name="P3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25">Poznámka: Všechno, co do e-mailové konference pošlete, včetně e-mailové adresy a dalších osobních informací uvedených ve zprávě, bude veřejně viditelné bez možnosti smazání.</text:p>
      <text:h text:style-name="P94" text:outline-level="2"><text:bookmark-start text:name="__RefHeading__5642_1566568644"/>Poděkování<text:bookmark-end text:name="__RefHeading__5642_1566568644"/></text:h>
      <text:p text:style-name="Text_20_body">Tato kapitola byla vytvořena úpravami a aktualizacemi kapitoly 2 knihy <text:span text:style-name="LOEmphasis">Getting Started with OpenOffice.org 3.3</text:span>. Do původní kapitoly přispěli:</text:p>
      <table:table table:name="Table2" table:style-name="Table2">
        <table:table-column table:style-name="Table2.A" table:number-columns-repeated="3"/>
        <table:table-row>
          <table:table-cell office:value-type="string">
            <text:p text:style-name="P61">Jean Hollis Weber</text:p>
          </table:table-cell>
          <table:table-cell office:value-type="string">
            <text:p text:style-name="P61">Agnes Belzunce</text:p>
          </table:table-cell>
          <table:table-cell office:value-type="string">
            <text:p text:style-name="P61">Daniel Carrera</text:p>
          </table:table-cell>
        </table:table-row>
        <table:table-row>
          <table:table-cell office:value-type="string">
            <text:p text:style-name="P61">Peter Hillier-Brook</text:p>
          </table:table-cell>
          <table:table-cell office:value-type="string">
            <text:p text:style-name="P61">Stefan A. Keel</text:p>
          </table:table-cell>
          <table:table-cell office:value-type="string">
            <text:p text:style-name="P61">Michele Zarri</text:p>
          </table:table-cell>
        </table:table-row>
      </table:table>
      <text:h text:style-name="P92" text:outline-level="2"><text:bookmark-start text:name="__RefHeading__2240_1692063793"/>Datum vydání a verze programu<text:bookmark-end text:name="__RefHeading__2240_1692063793"/></text:h>
      <text:p text:style-name="P23">Vydáno 17. května 2016. Kniha je určena pro LibreOffice 5.1.</text:p>
      <text:h text:style-name="P92" text:outline-level="2"><text:bookmark-start text:name="__RefHeading__10532_462712302"/>Poznámka pro uživatele systému Mac<text:bookmark-end text:name="__RefHeading__10532_462712302"/></text:h>
      <text:p text:style-name="P2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Windows nebo Linux</text:p>
          </table:table-cell>
          <table:table-cell table:style-name="Table5.A1" office:value-type="string">
            <text:p text:style-name="P75">Ekvivalent pro Mac</text:p>
          </table:table-cell>
          <table:table-cell table:style-name="Table5.A1" office:value-type="string">
            <text:p text:style-name="P75">Výsledek</text:p>
          </table:table-cell>
        </table:table-row>
        <table:table-row table:style-name="Table5.1">
          <table:table-cell table:style-name="Table5.A2" office:value-type="string">
            <text:p text:style-name="P43"><text:span text:style-name="LOMenuPath">Nástroje &gt; Možnosti</text:span> výběr v nabídce</text:p>
          </table:table-cell>
          <table:table-cell table:style-name="Table5.B2" office:value-type="string">
            <text:p text:style-name="P43"><text:span text:style-name="LOMenuPath">LibreOffice &gt; Předvolby</text:span></text:p>
          </table:table-cell>
          <table:table-cell table:style-name="Table5.B2" office:value-type="string">
            <text:p text:style-name="P44">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3"><text:span text:style-name="LOKeystroke">Klepnutí pravým tlačítkem</text:span></text:p>
          </table:table-cell>
          <table:table-cell table:style-name="Table5.A2" office:value-type="string">
            <text:p text:style-name="P43">Control+klepnutí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3"><text:span text:style-name="LOKeystroke">Ctrl</text:span> (<text:span text:style-name="LOKeystroke">Control</text:span>)</text:p>
          </table:table-cell>
          <table:table-cell table:style-name="Table5.A2" office:value-type="string">
            <text:p text:style-name="P43">⌘ (<text:span text:style-name="LOKeystroke">Command</text:span>)</text:p>
          </table:table-cell>
          <table:table-cell table:style-name="Table5.A2" office:value-type="string">
            <text:p text:style-name="P43">Používá se i s jinými klávesami</text:p>
          </table:table-cell>
        </table:table-row>
        <table:table-row table:style-name="Table5.1">
          <table:table-cell table:style-name="Table5.A2" office:value-type="string">
            <text:p text:style-name="P43"><text:span text:style-name="LOKeystroke">F5</text:span></text:p>
          </table:table-cell>
          <table:table-cell table:style-name="Table5.A2" office:value-type="string">
            <text:p text:style-name="P43"><text:span text:style-name="LOKeystroke">Shift</text:span>+⌘+<text:span text:style-name="LOKeystroke">F5</text:span></text:p>
          </table:table-cell>
          <table:table-cell table:style-name="Table5.A2" office:value-type="string">
            <text:p text:style-name="P43">Otevře Navigátor</text:p>
          </table:table-cell>
        </table:table-row>
        <table:table-row table:style-name="Table5.1">
          <table:table-cell table:style-name="Table5.A2" office:value-type="string">
            <text:p text:style-name="P43"><text:span text:style-name="LOKeystroke">F11</text:span></text:p>
          </table:table-cell>
          <table:table-cell table:style-name="Table5.A2" office:value-type="string">
            <text:p text:style-name="P43">⌘+<text:span text:style-name="LOKeystroke">T</text:span></text:p>
          </table:table-cell>
          <table:table-cell table:style-name="Table5.A2" office:value-type="string">
            <text:p text:style-name="P43">Otevře okno Styly a formátování.</text:p>
          </table:table-cell>
        </table:table-row>
      </table:table>
      <text:p text:style-name="P91"><text:span text:style-name="LO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0"><text:a xlink:type="simple" xlink:href="#__RefHeading__5640_1566568644" text:style-name="Index_20_Link" text:visited-style-name="Index_20_Link">Zpětná vazba<text:tab/>2</text:a></text:p>
          <text:p text:style-name="P70"><text:a xlink:type="simple" xlink:href="#__RefHeading__5642_1566568644" text:style-name="Index_20_Link" text:visited-style-name="Index_20_Link">Poděkování<text:tab/>2</text:a></text:p>
          <text:p text:style-name="P70"><text:a xlink:type="simple" xlink:href="#__RefHeading__2240_1692063793" text:style-name="Index_20_Link" text:visited-style-name="Index_20_Link">Datum vydání a verze programu<text:tab/>2</text:a></text:p>
          <text:p text:style-name="P70"><text:a xlink:type="simple" xlink:href="#__RefHeading__10532_462712302" text:style-name="Index_20_Link" text:visited-style-name="Index_20_Link">Poznámka pro uživatele systému Mac<text:tab/>2</text:a></text:p>
          <text:p text:style-name="P69"><text:a xlink:type="simple" xlink:href="#__RefHeading__52746_462712302" text:style-name="Index_20_Link" text:visited-style-name="Index_20_Link">Volba možností pro celý balík LibreOffice<text:tab/>4</text:a></text:p>
          <text:p text:style-name="P70"><text:a xlink:type="simple" xlink:href="#__RefHeading__136120_780470623" text:style-name="Index_20_Link" text:visited-style-name="Index_20_Link">Uživatelské údaje<text:tab/>4</text:a></text:p>
          <text:p text:style-name="P70"><text:a xlink:type="simple" xlink:href="#__RefHeading__136122_780470623" text:style-name="Index_20_Link" text:visited-style-name="Index_20_Link">Obecné možnosti<text:tab/>4</text:a></text:p>
          <text:p text:style-name="P70"><text:a xlink:type="simple" xlink:href="#__RefHeading__136124_780470623" text:style-name="Index_20_Link" text:visited-style-name="Index_20_Link">Možnosti paměti<text:tab/>5</text:a></text:p>
          <text:p text:style-name="P70"><text:a xlink:type="simple" xlink:href="#__RefHeading__136126_780470623" text:style-name="Index_20_Link" text:visited-style-name="Index_20_Link">Možnosti zobrazení<text:tab/>6</text:a></text:p>
          <text:p text:style-name="P70"><text:a xlink:type="simple" xlink:href="#__RefHeading__136128_780470623" text:style-name="Index_20_Link" text:visited-style-name="Index_20_Link">Možnosti tisku<text:tab/>8</text:a></text:p>
          <text:p text:style-name="P70"><text:a xlink:type="simple" xlink:href="#__RefHeading__136130_780470623" text:style-name="Index_20_Link" text:visited-style-name="Index_20_Link">Možnosti cest<text:tab/>9</text:a></text:p>
          <text:p text:style-name="P70"><text:a xlink:type="simple" xlink:href="#__RefHeading__136132_780470623" text:style-name="Index_20_Link" text:visited-style-name="Index_20_Link">Možnosti barev<text:tab/>10</text:a></text:p>
          <text:p text:style-name="P70"><text:a xlink:type="simple" xlink:href="#__RefHeading__136134_780470623" text:style-name="Index_20_Link" text:visited-style-name="Index_20_Link">Možnosti písem<text:tab/>11</text:a></text:p>
          <text:p text:style-name="P70"><text:a xlink:type="simple" xlink:href="#__RefHeading__136136_780470623" text:style-name="Index_20_Link" text:visited-style-name="Index_20_Link">Možnosti zabezpečení<text:tab/>12</text:a></text:p>
          <text:p text:style-name="P71"><text:a xlink:type="simple" xlink:href="#__RefHeading__3328_229261677" text:style-name="Index_20_Link" text:visited-style-name="Index_20_Link">Možnosti zabezpečení a varování<text:tab/>14</text:a></text:p>
          <text:p text:style-name="P70"><text:a xlink:type="simple" xlink:href="#__RefHeading__136138_780470623" text:style-name="Index_20_Link" text:visited-style-name="Index_20_Link">Přizpůsobení<text:tab/>15</text:a></text:p>
          <text:p text:style-name="P70"><text:a xlink:type="simple" xlink:href="#__RefHeading__5582_1514335525" text:style-name="Index_20_Link" text:visited-style-name="Index_20_Link">Barvy aplikací<text:tab/>15</text:a></text:p>
          <text:p text:style-name="P70"><text:a xlink:type="simple" xlink:href="#__RefHeading__136140_780470623" text:style-name="Index_20_Link" text:visited-style-name="Index_20_Link">Možnosti zpřístupnění<text:tab/>16</text:a></text:p>
          <text:p text:style-name="P70"><text:a xlink:type="simple" xlink:href="#__RefHeading__136142_780470623" text:style-name="Index_20_Link" text:visited-style-name="Index_20_Link">Pokročilé možnosti<text:tab/>17</text:a></text:p>
          <text:p text:style-name="P70"><text:a xlink:type="simple" xlink:href="#__RefHeading__34770_129573012" text:style-name="Index_20_Link" text:visited-style-name="Index_20_Link">Možnosti Basic IDE<text:tab/>18</text:a></text:p>
          <text:p text:style-name="P70"><text:a xlink:type="simple" xlink:href="#__RefHeading__23840_519196086" text:style-name="Index_20_Link" text:visited-style-name="Index_20_Link">Možnosti online aktualizace<text:tab/>18</text:a></text:p>
          <text:p text:style-name="P70"><text:a xlink:type="simple" xlink:href="#__RefHeading___Toc25315_687030175" text:style-name="Index_20_Link" text:visited-style-name="Index_20_Link">Možnosti OpenCL<text:tab/>19</text:a></text:p>
          <text:p text:style-name="P69"><text:a xlink:type="simple" xlink:href="#__RefHeading__136148_780470623" text:style-name="Index_20_Link" text:visited-style-name="Index_20_Link">Volba možností načítání a ukládání<text:tab/>20</text:a></text:p>
          <text:p text:style-name="P70"><text:a xlink:type="simple" xlink:href="#__RefHeading__136150_780470623" text:style-name="Index_20_Link" text:visited-style-name="Index_20_Link">Obecné<text:tab/>20</text:a></text:p>
          <text:p text:style-name="P70"><text:a xlink:type="simple" xlink:href="#__RefHeading__48048_472912510" text:style-name="Index_20_Link" text:visited-style-name="Index_20_Link">Vlastnosti VBA<text:tab/>22</text:a></text:p>
          <text:p text:style-name="P70"><text:a xlink:type="simple" xlink:href="#__RefHeading__136154_780470623" text:style-name="Index_20_Link" text:visited-style-name="Index_20_Link">Microsoft Office<text:tab/>22</text:a></text:p>
          <text:p text:style-name="P70"><text:a xlink:type="simple" xlink:href="#__RefHeading___Toc28020_687030175" text:style-name="Index_20_Link" text:visited-style-name="Index_20_Link">HTML kompatibilita<text:tab/>22</text:a></text:p>
          <text:p text:style-name="P69"><text:a xlink:type="simple" xlink:href="#__RefHeading__136158_780470623" text:style-name="Index_20_Link" text:visited-style-name="Index_20_Link">Volba jazykových nastavení<text:tab/>24</text:a></text:p>
          <text:p text:style-name="P70"><text:a xlink:type="simple" xlink:href="#__RefHeading__136160_780470623" text:style-name="Index_20_Link" text:visited-style-name="Index_20_Link">Instalací požadovaných slovníků<text:tab/>24</text:a></text:p>
          <text:p text:style-name="P70"><text:a xlink:type="simple" xlink:href="#__RefHeading__136162_780470623" text:style-name="Index_20_Link" text:visited-style-name="Index_20_Link">Změnou některých místních a jazykových nastavení<text:tab/>24</text:a></text:p>
          <text:p text:style-name="P70"><text:a xlink:type="simple" xlink:href="#__RefHeading__136164_780470623" text:style-name="Index_20_Link" text:visited-style-name="Index_20_Link">Volba možností kontroly pravopisu<text:tab/>26</text:a></text:p>
          <text:p text:style-name="P70"><text:a xlink:type="simple" xlink:href="#__RefHeading__34772_129573012" text:style-name="Index_20_Link" text:visited-style-name="Index_20_Link">Kontrola anglických vět<text:tab/>27</text:a></text:p>
          <text:p text:style-name="P71"><text:a xlink:type="simple" xlink:href="#__RefHeading__36393_196514830" text:style-name="Index_20_Link" text:visited-style-name="Index_20_Link">Kontrola gramatiky<text:tab/>28</text:a></text:p>
          <text:p text:style-name="P71"><text:a xlink:type="simple" xlink:href="#__RefHeading__9907_127699423" text:style-name="Index_20_Link" text:visited-style-name="Index_20_Link">Interpunkce<text:tab/>28</text:a></text:p>
          <text:p text:style-name="P71"><text:a xlink:type="simple" xlink:href="#__RefHeading__9909_127699423" text:style-name="Index_20_Link" text:visited-style-name="Index_20_Link">Ostatní<text:tab/>28</text:a></text:p>
          <text:p text:style-name="P70"><text:a xlink:type="simple" xlink:href="#__RefHeading___Toc25317_687030175" text:style-name="Index_20_Link" text:visited-style-name="Index_20_Link">Kontrola vět ostatních jazyků<text:tab/>29</text:a></text:p>
          <text:p text:style-name="P69"><text:a xlink:type="simple" xlink:href="#__RefHeading__136166_780470623" text:style-name="Index_20_Link" text:visited-style-name="Index_20_Link">Volba možností Internetu<text:tab/>29</text:a></text:p>
          <text:p text:style-name="P69"><text:a xlink:type="simple" xlink:href="#__RefHeading__136168_780470623" text:style-name="Index_20_Link" text:visited-style-name="Index_20_Link">Nastavení automatických oprav v LibreOffice<text:tab/>29</text:a></text:p>
        </text:index-body>
      </text:table-of-content>
      <text:p text:style-name="P72"/>
      <text:h text:style-name="P116" text:outline-level="1"><text:bookmark-start text:name="__RefHeading__52746_462712302"/>Nastavení <text:alphabetical-index-mark text:string-value="možnosti nastavení"/>možností pro celý balík LibreOffice<text:bookmark-end text:name="__RefHeading__52746_462712302"/></text:h>
      <text:p text:style-name="P22">Tato část popisuje některá nastavení, která ovlivňují všechny součásti balíku LibreOffice. Informace o zbývajících nastaveních se nachází v nápovědě LibreOffice.</text:p>
      <text:p text:style-name="Text_20_body">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22">V levé části klepneme na značku (+ nebo trojúhelník) vedle nápisu LibreOffice. Zobrazí se seznam stránek. Vybereme-li některou z položek, na pravé straně se k ní zobrazí odpovídající stránka.</text:p>
      <text:p text:style-name="P55"><draw:frame draw:style-name="fr1" draw:name="Frame2" text:anchor-type="as-char" svg:width="5.443cm" draw:z-index="0"><draw:text-box fo:min-height="6.909cm"><text:p text:style-name="P89"><draw:frame draw:style-name="fr11" draw:name="Image3" text:anchor-type="as-char" svg:width="5.001cm" svg:height="6.41cm" draw:z-index="4"><draw:image xlink:href="Pictures/10000201000000C70000010718AA7BB2EDCE7F14.png" xlink:type="simple" xlink:show="embed" xlink:actuate="onLoad"/></draw:frame></text:p><text:p text:style-name="P89">Obrázek <text:sequence text:ref-name="refFigure0" text:name="Figure" text:formula="ooow:Figure+1" style:num-format="1">1</text:sequence>: Možnosti LibreOffice</text:p></draw:text-box></draw:frame></text:p>
      <text:list xml:id="list5346264621474450729" text:style-name="Heading_20_Note">
        <text:list-item>
          <text:p text:style-name="P111">Poznámka</text:p>
        </text:list-item>
      </text:list>
      <text:p text:style-name="P45">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22">Pokud používáme LibreOffice v jiném jazyce než v češtině, může být označení některých polí jiné, než je na ilustracích v této kapitole.</text:p>
      <text:h text:style-name="P92" text:outline-level="2"><text:bookmark-start text:name="__RefHeading__136120_780470623"/><text:alphabetical-index-mark text:string-value="uživatelské údaje"/>Uživatelské údaje<text:bookmark-end text:name="__RefHeading__136120_780470623"/></text:h>
      <text:p text:style-name="Text_20_body">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22">Vyplníme formulář (není zobrazen) nebo doplníme či odstraníme stávající údaje. Pokud nechceme, aby byly uživatelské údaje součástí vlastností dokumentu, zrušíme zaškrtnutí pole v dolní části.</text:p>
      <text:h text:style-name="P92" text:outline-level="2"><text:bookmark-start text:name="__RefHeading__136122_780470623"/><text:alphabetical-index-mark text:string-value="obecné možnosti"/>Obecné možnosti<text:bookmark-end text:name="__RefHeading__136122_780470623"/></text:h>
      <text:p text:style-name="P37">Možnosti na stránce <text:span text:style-name="LOEmphasis">LibreOffice - Obecné</text:span> jsou popsány níže, obrázek <text:sequence-ref text:reference-format="value" text:ref-name="refFigure1">2</text:sequence-ref>.</text:p>
      <text:p text:style-name="P55"><text:soft-page-break/><draw:frame draw:style-name="fr2" draw:name="Frame4" text:anchor-type="as-char" svg:width="11.202cm" draw:z-index="7"><draw:text-box fo:min-height="7.643cm"><text:p text:style-name="P89"><draw:frame draw:style-name="fr12" draw:name="Image5" text:anchor-type="as-char" svg:width="11.201cm" svg:height="6.879cm" draw:z-index="8"><draw:image xlink:href="Pictures/10000000000001DD0000014255FD64174D94CFDD.png" xlink:type="simple" xlink:show="embed" xlink:actuate="onLoad"/></draw:frame></text:p><text:p text:style-name="P89">Obrázek <text:sequence text:ref-name="refFigure1" text:name="Figure" text:formula="ooow:Figure+1" style:num-format="1">2 </text:sequence>: Nastavení obecných možností LibreOffice</text:p></draw:text-box></draw:frame></text:p>
      <text:p text:style-name="P76"><text:alphabetical-index-mark text:string-value="rozšířené tipy"/>Nápověda - Rozšířené tipy</text:p>
      <text:p text:style-name="Text_20_body_20_indent">Pokud je zaškrtnuto pole <text:span text:style-name="LOEmphasis">Rozšířené tipy</text:span>, nad ikonou, příkazem nabídky nebo polem dialogového okna se zobrazí stručné vysvětlení jejich funkce, když nad nimi bez klepnutí podržíme ukazatel myši.</text:p>
      <text:p text:style-name="P76"><text:alphabetical-index-mark-start text:id="IMark4972895304"/>Dialogy Otevřít/Uložit <text:alphabetical-index-mark-end text:id="IMark4972895304"/> – Použít dialogy LibreOffice</text:p>
      <text:p text:style-name="Text_20_body_20_indent">Chceme-li používat standardní dialogová okna Otevřít a Uložit pro daný operační systém, zrušíme zaškrtnutí možnosti <text:span text:style-name="L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76"><text:alphabetical-index-mark text:string-value="možnosti stavu dokumentu"/>Stav dokumentu - Tisk nastaví stav "dokument změněn"</text:p>
      <text:p text:style-name="P9">Pokud je zaškrtnuta tato možnost, datum tisku dokumentu se zaznamená jako změna vlastností dokumentu. Při pozdějším zavírání dokumentu proto budeme vyzváni k uložení dokumentu, i když jsme neprovedli žádné změny.</text:p>
      <text:p text:style-name="P76"><text:alphabetical-index-mark text:string-value="rok (dvě číslice)"/>Rok (dvě číslice)</text:p>
      <text:p text:style-name="P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7">Pomoc při zlepšování LibreOffice – Shromažďovat údaje o používání programu a odesílat je The Document Foundation</text:p>
      <text:p text:style-name="P10">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92" text:outline-level="2"><text:bookmark-start text:name="__RefHeading__136124_780470623"/><text:alphabetical-index-mark text:string-value="možnosti paměti"/>Možnosti paměti<text:bookmark-end text:name="__RefHeading__136124_780470623"/></text:h>
      <text:p text:style-name="Text_20_body">Nastavení na stránce <text:span text:style-name="LOEmphasis">LibreOffice – Paměť</text:span> určují, jak bude LibreOffice využívat paměťové zdroje a kolik paměti bude využívat. Před jejich změnou je třeba zvážit následující okolnosti:</text:p>
      <text:list xml:id="list4559527908116532325" text:style-name="List_20_1">
        <text:list-item text:start-value="1">
          <text:p text:style-name="P100">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00"><text:soft-page-break/>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List_20_1">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LOMenuPath">Povolit rychlé spouštění v hlavním panelu</text:span>. Není dostupná v systému Mac OS X nebo v systémech, ve kterých není modul Rychlé spuštění součástí instalace.</text:p>
        </text:list-item>
      </text:list>
      <text:p text:style-name="P55"><draw:frame draw:style-name="fr3" draw:name="Frame5" text:anchor-type="as-char" svg:width="9.726cm" draw:z-index="9"><draw:text-box fo:min-height="6.925cm"><text:p text:style-name="P89"><draw:frame draw:style-name="fr13" draw:name="Image16" text:anchor-type="as-char" svg:width="9.23cm" svg:height="6.001cm" draw:z-index="10"><draw:image xlink:href="Pictures/10000000000001870000010663FC4B1F343BBD6D.png" xlink:type="simple" xlink:show="embed" xlink:actuate="onLoad"/></draw:frame></text:p><text:p text:style-name="P89">Obrázek <text:sequence text:ref-name="refFigure2" text:name="Figure" text:formula="ooow:Figure+1" style:num-format="1">3 </text:sequence>: Volba nastavení paměti pro aplikace LibreOffice</text:p></draw:text-box></draw:frame></text:p>
      <text:h text:style-name="P92" text:outline-level="2"><text:bookmark-start text:name="__RefHeading__136126_780470623"/><text:alphabetical-index-mark text:string-value="možnosti zobrazení"/>Možnosti zobrazení<text:bookmark-end text:name="__RefHeading__136126_780470623"/></text:h>
      <text:p text:style-name="P37">Možnosti na stránce <text:span text:style-name="LOEmphasis">LibreOffice - Zobrazení</text:span> ovlivňují vzhled a chování oken LibreOffice. Některé z možností jsou popsány níže, obrázek  <text:sequence-ref text:reference-format="value" text:ref-name="refFigure3">4</text:sequence-ref>. Nastavíme je podle svých osobních preferencí.</text:p>
      <text:p text:style-name="P56"><draw:frame draw:style-name="fr4" draw:name="Frame17" text:anchor-type="as-char" svg:y="-8.532cm" svg:width="14.34cm" draw:z-index="11"><draw:text-box fo:min-height="9.008cm"><text:p text:style-name="P89"><draw:frame draw:style-name="fr14" draw:name="Image6" text:anchor-type="as-char" svg:width="14.34cm" svg:height="8.387cm" draw:z-index="12"><draw:image xlink:href="Pictures/10000000000002A70000017B89030BBA380D8F17.png" xlink:type="simple" xlink:show="embed" xlink:actuate="onLoad"/></draw:frame></text:p><text:p text:style-name="P89">Obrázek <text:sequence text:ref-name="refFigure3" text:name="Figure" text:formula="ooow:Figure+1" style:num-format="1">4 </text:sequence>: Volba možností zobrazení v aplikacích LibreOffice</text:p></draw:text-box></draw:frame></text:p>
      <text:p text:style-name="P78"><text:soft-page-break/><text:alphabetical-index-mark text:string-value="možnosti uživatelského rozhraní"/>Uživatelské rozhraní – <text:alphabetical-index-mark text:string-value="měřítko (uživatelské rozhraní)"/> Měřítko</text:p>
      <text:p text:style-name="P11">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8">Uživatelské rozhraní – <text:alphabetical-index-mark text:string-value="velikost a styl ikon (uživatelské rozhraní)"/>Velikost a styl ikon</text:p>
      <text:p text:style-name="P11">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78">Uživatelské rozhraní – <text:alphabetical-index-mark text:string-value="písma na obrazovce, vyhlazování"/><text:alphabetical-index-mark text:string-value="vyhlazování písem na obrazovce"/>Vyhlazování písem na obrazovce</text:p>
      <text:p text:style-name="P11">(Není k dispozici v systému Windows.) Tuto možnost vybereme, chceme-li, aby se text zobrazoval vyhlazený. Zadáme nejmenší velikost písma, při které se již má vyhlazování použít.</text:p>
      <text:p text:style-name="P84"><text:alphabetical-index-mark text:string-value="umistění myši"/>Umístění myši</text:p>
      <text:p text:style-name="P12">Určuje, zda a jak se do nově otevřených dialogových oken umisťuje kurzor myši.</text:p>
      <text:p text:style-name="P79">Prostřední tlačítko myši</text:p>
      <text:p text:style-name="P12">Určuje funkci <text:alphabetical-index-mark text:string-value="funkce prostředního tlačítka myši"/>prostředního tlačítka myši.</text:p>
      <text:list xml:id="list212545827" text:style-name="List_20_1">
        <text:list-item text:start-value="1">
          <text:p text:style-name="P103"><text:span text:style-name="LOMenuPath">Automatické posouvání</text:span> - posouvání kurzoru se stisknutým prostředním tlačítkem myši posouvá i zobrazení.</text:p>
        </text:list-item>
        <text:list-item>
          <text:p text:style-name="P103"><text:span text:style-name="LOMenuPath">Vložit obsah schránky</text:span> - stiskem prostředního tlačítka myši vložíme obsah <text:alphabetical-index-mark text:string-value="schránka"/>„schránky výběru“ na pozici kurzoru.</text:p>
        </text:list-item>
      </text:list>
      <text:p text:style-name="P5"><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4">Funkce</text:p>
            </table:table-cell>
            <table:table-cell table:style-name="Table4.A1" office:value-type="string">
              <text:p text:style-name="P74">Schránka</text:p>
            </table:table-cell>
            <table:table-cell table:style-name="Table4.A1" office:value-type="string">
              <text:p text:style-name="P74">Schránka výběru</text:p>
            </table:table-cell>
          </table:table-row>
        </table:table-header-rows>
        <table:table-row table:style-name="Table4.2">
          <table:table-cell table:style-name="Table4.A2" office:value-type="string">
            <text:p text:style-name="P42">Kopírovat obsah</text:p>
          </table:table-cell>
          <table:table-cell table:style-name="Table4.A2" office:value-type="string">
            <text:p text:style-name="P40"><text:span text:style-name="LOMenuPath">Úpravy &gt; Kopírovat</text:span> <text:span text:style-name="LOKeystroke">Ctrl+C</text:span></text:p>
          </table:table-cell>
          <table:table-cell table:style-name="Table4.A2" office:value-type="string">
            <text:p text:style-name="P42">Výběr textu, tabulky nebo objektu.</text:p>
          </table:table-cell>
        </table:table-row>
        <table:table-row table:style-name="Table4.3">
          <table:table-cell table:style-name="Table4.A3" office:value-type="string">
            <text:p text:style-name="P42">Vložit obsah</text:p>
          </table:table-cell>
          <table:table-cell table:style-name="Table4.A3" office:value-type="string">
            <text:p text:style-name="P40"><text:span text:style-name="LOMenuPath">Úpravy &gt; Vložit</text:span> <text:span text:style-name="LOKeystroke">Ctrl+V</text:span> vloží obsah na pozici kurzoru.</text:p>
          </table:table-cell>
          <table:table-cell table:style-name="Table4.A3" office:value-type="string">
            <text:p text:style-name="P42">Klepnutí prostředního tlačítka myši vloží obsah na pozici ukazatele myši.</text:p>
          </table:table-cell>
        </table:table-row>
        <table:table-row table:style-name="Table4.1">
          <table:table-cell table:style-name="Table4.A4" office:value-type="string">
            <text:p text:style-name="P42">Vložit do jiného dokumentu</text:p>
          </table:table-cell>
          <table:table-cell table:style-name="Table4.A4" office:value-type="string">
            <text:p text:style-name="P42">Nemá vliv na obsah schránky.</text:p>
          </table:table-cell>
          <table:table-cell table:style-name="Table4.A4" office:value-type="string">
            <text:p text:style-name="P42">Obsahem schránky výběru je naposledy označený výběr.</text:p>
          </table:table-cell>
        </table:table-row>
      </table:table>
      <text:p text:style-name="P76">Grafický výstup – Použít hardwarovou akceleraci</text:p>
      <text:p text:style-name="P9">Pro urychlení zobrazování obrázků se přímo využijí hardwarové možnosti grafického karty. Tato možnost není podporována ve všech operačních systémech nebo distribucích balíku LibreOffice.</text:p>
      <text:p text:style-name="P76">Grafický výstup – Použít vyhlazení</text:p>
      <text:p text:style-name="P9">Povolí nebo zakáže vyhlazování, díky čemuž se bude většina grafických objektů zobrazovat hladší a s menším počtem artefaktů. Tato možnost není podporována ve všech operačních systémech nebo distribucích balíku LibreOffice.</text:p>
      <text:list xml:id="list6985323243630280106" text:style-name="Heading_20_Tip">
        <text:list-item>
          <text:p text:style-name="P106">Tip</text:p>
        </text:list-item>
      </text:list>
      <text:p text:style-name="P46">Vyhlazování se po změně nastavení uplatní, pokud stisknutím <text:span text:style-name="LOKeystroke">Shift+Ctrl+R</text:span> obnovíme zobrazení aktuálního dokumentu.</text:p>
      <text:p text:style-name="P80">Grafický výstup – Použít OpenGL pro veškeré vykreslování (vyžaduje restart)</text:p>
      <text:p text:style-name="P13">Povolí nebo zakáže použít 3D grafický jazyk OpenGL. Tato možnost není podporována ve všech operačních systémech nebo distribucích balíku LibreOffice.</text:p>
      <text:p text:style-name="P76"><text:soft-page-break/>Grafický výstup – Vynutit OpenGL, i když je zakázáno (vyžaduje restart)</text:p>
      <text:p text:style-name="P1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84">Nabídky - <text:alphabetical-index-mark-start text:id="IMark4972894824"/> Ikony v nabídkách<text:alphabetical-index-mark-end text:id="IMark4972894824"/></text:p>
      <text:p text:style-name="P12">Zajistí, že se v nabídkách spolu s textem zobrazí také ikony.</text:p>
      <text:p text:style-name="P79">Seznam písem - Zobrazit <text:alphabetical-index-mark text:string-value="náhled" text:key1="písmo"/>náhled písem</text:p>
      <text:p text:style-name="P20">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text:p>
      <text:p text:style-name="P12">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6"><draw:frame draw:style-name="fr15" draw:name="graphics26" text:anchor-type="as-char" svg:width="8.361cm" svg:height="7.14cm" draw:z-index="13"><draw:image xlink:href="Pictures/100000000000013C0000010E7C9D898004581D27.png" xlink:type="simple" xlink:show="embed" xlink:actuate="onLoad"/></draw:frame></text:p>
          </table:table-cell>
          <table:table-cell table:style-name="Table3.B1" office:value-type="string">
            <text:p text:style-name="P26"><draw:frame draw:style-name="fr16" draw:name="graphics27" text:anchor-type="as-char" svg:width="5.001cm" svg:height="7.091cm" draw:z-index="14"><draw:image xlink:href="Pictures/10000000000000BD0000010C748644663D051832.png" xlink:type="simple" xlink:show="embed" xlink:actuate="onLoad"/></draw:frame></text:p>
          </table:table-cell>
        </table:table-row>
        <table:table-row table:style-name="Table3.2">
          <table:table-cell table:style-name="Table3.A2" table:number-columns-spanned="2" office:value-type="string">
            <text:p text:style-name="P90">Obrázek <text:sequence text:ref-name="refFigure4" text:name="Figure" text:formula="ooow:Figure+1" style:num-format="1">5</text:sequence>: Seznam písem (vlevo) s náhledem, (vpravo) bez náhledu</text:p>
          </table:table-cell>
          <table:covered-table-cell/>
        </table:table-row>
      </table:table>
      <text:h text:style-name="P92" text:outline-level="2"><text:bookmark-start text:name="__RefHeading__136128_780470623"/><text:alphabetical-index-mark text:string-value="obecné" text:key1="možnosti tisku"/>Možnosti tisku<text:bookmark-end text:name="__RefHeading__136128_780470623"/></text:h>
      <text:p text:style-name="Text_20_body">Na stránce <text:span text:style-name="LOEmphasis">LibreOffice - Tisk</text:span> nastavujeme možnosti tak, aby vyhovovaly výchozí tiskárně a obvyklým požadavkům na tisk. Většina možností nepotřebuje další vysvětlení.</text:p>
      <text:p text:style-name="Text_20_body">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se nachází na <text:a xlink:type="simple" xlink:href="http://www.linuxfoundation.org/collaborate/workgroups/openprinting/pdf_as_standard_print_job_format" text:style-name="Internet_20_link" text:visited-style-name="Visited_20_Internet_20_Link"><text:span text:style-name="T9">http://www.linuxfound</text:span></text:a><text:a xlink:type="simple" xlink:href="http://www.linuxfoundation.org/collaborate/workgroups/openprinting/pdf_as_standard_print_job_format" text:style-name="Internet_20_link" text:visited-style-name="Visited_20_Internet_20_Link"><text:span text:style-name="T9">ation.org/collaborate/workgroups/openprinting/pdf_as_standard_print_job_format</text:span></text:a><text:span text:style-name="T9"> </text:span></text:p>
      <text:p text:style-name="P22">Zrušením výběru této volby se stane výchozím tiskovým formátem opět Postscript.</text:p>
      <text:p text:style-name="P65">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41007660359923" text:continue-numbering="true" text:style-name="Heading_20_Tip">
        <text:list-item>
          <text:p text:style-name="P107">Tip</text:p>
        </text:list-item>
      </text:list>
      <text:p text:style-name="P49">Rozdíl v nastavené a používané velikosti papíru je nejčastější příčinou toho, že je text nahoře, dole nebo po stranách oříznut nebo že tiskárna odmítne dokument vytisknout.</text:p>
      <text:p text:style-name="P55"><text:soft-page-break/><draw:frame draw:style-name="fr4" draw:name="Frame6" text:anchor-type="as-char" svg:y="-9.275cm" svg:width="14.619cm" draw:z-index="15"><draw:text-box fo:min-height="9.255cm"><text:p text:style-name="P89"><draw:frame draw:style-name="fr17" draw:name="Image21" text:anchor-type="as-char" svg:width="14.494cm" svg:height="8.83cm" draw:z-index="18"><draw:image xlink:href="Pictures/100000000000026E0000018C14A65AD53DE89FAC.png" xlink:type="simple" xlink:show="embed" xlink:actuate="onLoad"/></draw:frame></text:p><text:p text:style-name="P89">Obrázek <text:sequence text:ref-name="refFigure5" text:name="Figure" text:formula="ooow:Figure+1" style:num-format="1">6</text:sequence>: Volba obecných možností tisku, platných pro všechny součásti balíku LibreOffice</text:p></draw:text-box></draw:frame></text:p>
      <text:h text:style-name="P92" text:outline-level="2"><text:bookmark-start text:name="__RefHeading__136130_780470623"/><text:alphabetical-index-mark text:string-value="možnosti cest"/>Možnosti cest<text:bookmark-end text:name="__RefHeading__136130_780470623"/></text:h>
      <text:p text:style-name="Text_20_body">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37">Změny provedeme tak, že vybereme položku v seznamu zobrazeném na obrázku <text:sequence-ref text:reference-format="value" text:ref-name="refFigure6">7</text:sequence-ref> a klepneme na <text:span text:style-name="LOMenuPath">Upravit</text:span>. V dialogovém okně Vybrat cestu (není zobrazen,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41008188935427" text:continue-numbering="true" text:style-name="Heading_20_Tip">
        <text:list-item>
          <text:p text:style-name="P106">Tip</text:p>
        </text:list-item>
      </text:list>
      <text:p text:style-name="P46">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85"><draw:frame draw:style-name="fr2" draw:name="Frame9" text:anchor-type="as-char" svg:width="13.577cm" draw:z-index="19"><draw:text-box fo:min-height="4.957cm"><text:p text:style-name="P89"><draw:frame draw:style-name="fr18" draw:name="Image22" text:anchor-type="as-char" svg:width="13.577cm" svg:height="4.339cm" draw:z-index="20"><draw:image xlink:href="Pictures/1000000000000298000000EB9D5070DBC1CAC0B5.png" xlink:type="simple" xlink:show="embed" xlink:actuate="onLoad"/></draw:frame></text:p><text:p text:style-name="P89">Obrázek <text:sequence text:ref-name="refFigure6" text:name="Figure" text:formula="ooow:Figure+1" style:num-format="1">7</text:sequence>: Zobrazení cest souborů používaných programem LibreOffice</text:p></draw:text-box></draw:frame></text:p>
      <text:h text:style-name="P92" text:outline-level="2"><text:bookmark-start text:name="__RefHeading__136132_780470623"/><text:soft-page-break/><text:alphabetical-index-mark text:string-value="možnosti barev"/>Možnosti barev<text:bookmark-end text:name="__RefHeading__136132_780470623"/></text:h>
      <text:p text:style-name="Text_20_body">Na stránce <text:span text:style-name="L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22">Pokud chceme barvu změnit:</text:p>
      <text:list xml:id="list2026592475600873090" text:style-name="Numbering_20_1">
        <text:list-item text:start-value="1">
          <text:p text:style-name="P108">V seznamu v tabulce barev zvolíme barvu, kterou chceme změnit.</text:p>
        </text:list-item>
        <text:list-item>
          <text:p text:style-name="P108">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Numbering_20_1">Podle potřeby změníme <text:span text:style-name="LOEmphasis">Název</text:span>.</text:p>
        </text:list-item>
        <text:list-item>
          <text:p text:style-name="Numbering_20_1">Klepneme na tlačítko <text:span text:style-name="LOMenuPath">Použít</text:span>. Nově definovaná barva se zobrazí v tabulce barev.</text:p>
        </text:list-item>
      </text:list>
      <text:p text:style-name="P87"><draw:frame draw:style-name="fr2" draw:name="Frame10" text:anchor-type="as-char" svg:width="13.607cm" draw:z-index="21"><draw:text-box fo:min-height="9.327cm"><text:p text:style-name="P89"><draw:frame draw:style-name="fr19" draw:name="Image7" text:anchor-type="as-char" svg:width="13.607cm" svg:height="9.137cm" draw:z-index="22"><draw:image xlink:href="Pictures/10000201000002A1000001C451D268D44A9E16C2.png" xlink:type="simple" xlink:show="embed" xlink:actuate="onLoad"/></draw:frame></text:p><text:p text:style-name="P89">Obrázek <text:sequence text:ref-name="refFigure7" text:name="Figure" text:formula="ooow:Figure+1" style:num-format="1">8 </text:sequence>: Definování barev pro použití v barevných paletách programu LibreOffice</text:p></draw:text-box></draw:frame></text:p>
      <text:p text:style-name="P37">Jinou možností je klepnout na tlačítko <text:span text:style-name="LOMenuPath">Vybrat</text:span>, čímž otevřeme dialogové okno <text:alphabetical-index-mark text:string-value="výběr barvy" text:key1="Barvy"/>Vyberte barvu, zobrazené na obrázku <text:sequence-ref text:reference-format="value" text:ref-name="refFigure8">9</text:sequence-ref>. Vlevo, v tomto okně, můžeme barvu přímo zvolit, nebo vpravo zadat její číselné hodnoty RGB, CMYK nebo HSB (odstín, sytost, jas).</text:p>
      <text:p text:style-name="P27">Okno s barvami vlevo je přímo propojeno s číselnými poli vpravo, jejichž obsah se mění podle toho, jak v okně vlevo vybíráme barvy. Levá čast pole v dolní části okna ukazuje vybranou barvu, zatímco pravá původní barvu.</text:p>
      <text:p text:style-name="P37">Barvu upravíme podle potřeby a klepnutím na <text:span text:style-name="LOStrongEmphasis">OK</text:span> okno zavřeme. Nová barva se zobrazí v dolním z dvojice polí s náhledy barev v horní části okna vpravo, jak je znázorněno na obrázku <text:sequence-ref text:reference-format="value" text:ref-name="refFigure7">8</text:sequence-ref>. Do pole <text:span text:style-name="LOEmphasis">Název</text:span> zadáme název barvy a klepneme na tlačítko <text:span text:style-name="LOMenuPath">Přidat</text:span>. V tabulce barev se zobrazí nový čtvereček s právě přidanou barvou.</text:p>
      <text:p text:style-name="P28">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p text:style-name="P57"><text:soft-page-break/><draw:frame draw:style-name="fr2" draw:name="Frame26" text:anchor-type="as-char" svg:width="13.898cm" draw:z-index="23"><draw:text-box fo:min-height="9.229cm"><text:p text:style-name="P89"><draw:frame draw:style-name="fr19" draw:name="Image9" text:anchor-type="as-char" svg:width="13.898cm" svg:height="11.848cm" draw:z-index="25"><draw:image xlink:href="Pictures/1000020100000292000002310B4C60CAF30401B2.png" xlink:type="simple" xlink:show="embed" xlink:actuate="onLoad"/></draw:frame></text:p><text:p text:style-name="P89">Obrázek <text:sequence text:ref-name="refFigure8" text:name="Figure" text:formula="ooow:Figure+1" style:num-format="1">9</text:sequence>: Úprava barev</text:p></draw:text-box></draw:frame></text:p>
      <text:h text:style-name="P92"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2">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41007077893443" text:continue-list="list5346264621474450729" text:style-name="Heading_20_Note">
        <text:list-item>
          <text:p text:style-name="P112">Poznámka</text:p>
        </text:list-item>
      </text:list>
      <text:p text:style-name="P47">Toto nastavení <text:span text:style-name="LOStrongEmphasis">neovlivní</text:span> výchozí písmo. K tomu je třeba změnit výchozí šablonu, což je popsáno v kapitole 3.</text:p>
      <text:p text:style-name="Text_20_body">Na stránce <text:span text:style-name="LOEmphasis">LibreOffice – Písma</text:span>:</text:p>
      <text:list xml:id="list41006520406890" text:continue-list="list2026592475600873090" text:style-name="Numbering_20_1">
        <text:list-item text:start-value="1">
          <text:p text:style-name="Numbering_20_1">Zaškrtneme možnost <text:span text:style-name="LOMenuPath">Použít </text:span><text:alphabetical-index-mark text:string-value="tabulka náhrad (písmo)"/><text:alphabetical-index-mark text:string-value="tabulka náhrad" text:key1="písmo"/><text:span text:style-name="LOMenuPath">tabulku náhrad</text:span>.</text:p>
        </text:list-item>
        <text:list-item>
          <text:p text:style-name="Numbering_20_1">V poli <text:span text:style-name="LOMenuPath">Písmo</text:span> vybereme nebo zadáme název písma, které se má nahradit. (Pokud ho v systému nemáme, tak se v rozbalovacím seznamu nezobrazí, a proto je potřeba jeho název zadat.).</text:p>
        </text:list-item>
        <text:list-item>
          <text:p text:style-name="Numbering_20_1">V poli <text:span text:style-name="LOMenuPath">Nahradit za</text:span> vybereme vhodné písmo ze seznamu písem nainstalovaných na počítači.</text:p>
        </text:list-item>
        <text:list-item>
          <text:p text:style-name="P110">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0">1</text:sequence-ref>.</text:p>
        </text:list-item>
        <text:list-item>
          <text:p text:style-name="P109"><text:soft-page-break/>V dolní části okna můžeme změnit typ a velikost písma, kterým se zobrazuje zdrojový kód, například HTML nebo Basic (v makrech).</text:p>
        </text:list-item>
      </text:list>
      <text:p text:style-name="P55"><draw:frame draw:style-name="fr2" draw:name="Frame11" text:anchor-type="as-char" svg:width="14cm" draw:z-index="26"><draw:text-box fo:min-height="10.31cm"><text:p text:style-name="P89"><draw:frame draw:style-name="fr20" draw:name="Image23" text:anchor-type="as-char" svg:width="14cm" svg:height="9.74cm" draw:z-index="28"><draw:image xlink:href="Pictures/100002010000021D00000182544A2FCA040083B8.png" xlink:type="simple" xlink:show="embed" xlink:actuate="onLoad"/></draw:frame></text:p><text:p text:style-name="P89">Obrázek <text:sequence text:ref-name="refFigure9" text:name="Figure" text:formula="ooow:Figure+1" style:num-format="1">10</text:sequence>: Definování náhrady písma jiným písmem</text:p></draw:text-box></draw:frame></text:p>
      <text:p text:style-name="P89">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3">Zaškrtávací pole Vždy</text:p>
            </table:table-cell>
            <table:table-cell table:style-name="Table7.A1" office:value-type="string">
              <text:p text:style-name="P73">Zaškrtávací pole Jen obrazovka</text:p>
            </table:table-cell>
            <table:table-cell table:style-name="Table7.A1" office:value-type="string">
              <text:p text:style-name="P73">Nahrazení</text:p>
            </table:table-cell>
          </table:table-row>
        </table:table-header-rows>
        <table:table-row table:style-name="Table7.1">
          <table:table-cell table:style-name="Table7.A4" office:value-type="string">
            <text:p text:style-name="P41">zaškrtnuto</text:p>
          </table:table-cell>
          <table:table-cell table:style-name="Table7.B4" office:value-type="string">
            <text:p text:style-name="P41">nezaškrtnuto</text:p>
          </table:table-cell>
          <table:table-cell table:style-name="Table7.C2" office:value-type="string">
            <text:p text:style-name="P41">Písmo se nahradí na obrazovce i při tisku, i když je písmo nainstalováno.</text:p>
          </table:table-cell>
        </table:table-row>
        <table:table-row table:style-name="Table7.1">
          <table:table-cell table:style-name="Table7.A4" office:value-type="string">
            <text:p text:style-name="P41">zaškrtnuto</text:p>
          </table:table-cell>
          <table:table-cell table:style-name="Table7.B4" office:value-type="string">
            <text:p text:style-name="P41">zaškrtnuto</text:p>
          </table:table-cell>
          <table:table-cell table:style-name="Table7.C3" office:value-type="string">
            <text:p text:style-name="P41">Písmo se nahradí jen na obrazovce, i když je nainstalováno.</text:p>
          </table:table-cell>
        </table:table-row>
        <table:table-row table:style-name="Table7.1">
          <table:table-cell table:style-name="Table7.A4" office:value-type="string">
            <text:p text:style-name="P41">nezaškrtnuto</text:p>
          </table:table-cell>
          <table:table-cell table:style-name="Table7.B4" office:value-type="string">
            <text:p text:style-name="P41">zaškrtnuto</text:p>
          </table:table-cell>
          <table:table-cell table:style-name="Table7.C4" office:value-type="string">
            <text:p text:style-name="P41">Písmo se nahradí jen na obrazovce, pokud není nainstalováno.</text:p>
          </table:table-cell>
        </table:table-row>
        <table:table-row table:style-name="Table7.1">
          <table:table-cell table:style-name="Table7.A5" office:value-type="string">
            <text:p text:style-name="P41">nezaškrtnuto</text:p>
          </table:table-cell>
          <table:table-cell table:style-name="Table7.B5" office:value-type="string">
            <text:p text:style-name="P41">nezaškrtnuto</text:p>
          </table:table-cell>
          <table:table-cell table:style-name="Table7.C5" office:value-type="string">
            <text:p text:style-name="P41">Písmo se nahradí na obrazovce i při tisku, pouze pokud není nainstalováno.</text:p>
          </table:table-cell>
        </table:table-row>
      </table:table>
      <text:h text:style-name="P92" text:outline-level="2"><text:bookmark-start text:name="__RefHeading__136136_780470623"/><text:alphabetical-index-mark text:string-value="možnosti zabezpečení"/>Možnosti zabezpečení<text:bookmark-end text:name="__RefHeading__136136_780470623"/></text:h>
      <text:p text:style-name="Text_20_body">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81">Možnosti zabezpečení a varování</text:p>
      <text:p text:style-name="P15">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21">Klepnutím na tlačítko <text:span text:style-name="LOMenuPath">Možnosti</text:span> otevřeme nové dialogové okno s dalšími volbami (obrázek <text:sequence-ref text:reference-format="value" text:ref-name="refFigure12">13</text:sequence-ref>). Více informací se nachází v části  “<text:bookmark-ref text:reference-format="text" text:ref-name="__RefHeading__3328_229261677">Možnosti zabezpečení a varování</text:bookmark-ref>” na stránce <text:bookmark-ref text:reference-format="page" text:ref-name="__RefHeading__3328_229261677">14</text:bookmark-ref>.</text:p>
      <text:p text:style-name="P57"><text:soft-page-break/><draw:frame draw:style-name="fr2" draw:name="Frame12" text:anchor-type="as-char" svg:width="14.843cm" draw:z-index="29"><draw:text-box fo:min-height="9.015cm"><text:p text:style-name="P89"><draw:frame draw:style-name="fr19" draw:name="Image10" text:anchor-type="as-char" svg:width="14.843cm" svg:height="9.107cm" draw:z-index="30"><draw:image xlink:href="Pictures/10000201000002A10000019DE5CDC44F58D80AA0.png" xlink:type="simple" xlink:show="embed" xlink:actuate="onLoad"/></draw:frame></text:p><text:p text:style-name="P89">Obrázek <text:sequence text:ref-name="refFigure10" text:name="Figure" text:formula="ooow:Figure+1" style:num-format="1">11</text:sequence>: Volba možností zabezpečení pro otevírání a ukládání dokumentů</text:p></draw:text-box></draw:frame></text:p>
      <text:p text:style-name="P76">Zabezpečení maker</text:p>
      <text:p text:style-name="Text_20_body_20_indent">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6">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41006475590497" text:continue-list="list41007077893443" text:style-name="Heading_20_Note">
        <text:list-item>
          <text:p text:style-name="P113">Poznámka</text:p>
        </text:list-item>
      </text:list>
      <text:p text:style-name="P50">Možnost Cesta pro certifikáty se zobrazí pouze v systémech Linux a Mac. V systému Windows používá LibreOffice k ukládání a načítání certifikátů výchozí umístění Windows.</text:p>
      <text:p text:style-name="P82">Hesla pro připojení k webu</text:p>
      <text:p text:style-name="P21">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value" text:ref-name="refFigure11">12</text:sequence-ref>). LibreOffice bude bezpečně ukládat všechna hesla, které použijeme pro přístup k souborům z webových serverů. Abychom hesla ze seznamu získali, je potřeba zadat hlavní heslo.</text:p>
      <text:p text:style-name="P58"><text:soft-page-break/><draw:frame draw:style-name="fr2" draw:name="Frame32" text:anchor-type="as-char" svg:width="10.663cm" draw:z-index="33"><draw:text-box fo:min-height="8.731cm"><text:p text:style-name="P89"><draw:frame draw:style-name="fr16" draw:name="Image25" text:anchor-type="as-char" svg:width="9.97cm" svg:height="8.259cm" draw:z-index="34"><draw:image xlink:href="Pictures/10000201000001BB0000016F6B355033BF751253.png" xlink:type="simple" xlink:show="embed" xlink:actuate="onLoad"/></draw:frame></text:p><text:p text:style-name="P89">Obrázek <text:sequence text:ref-name="refFigure11" text:name="Figure" text:formula="ooow:Figure+1" style:num-format="1">12 </text:sequence>: Dialogové okno pro nastavení hlavního hesla pro webová spojení</text:p></draw:text-box></draw:frame></text:p>
      <text:h text:style-name="P105" text:outline-level="3"><text:bookmark-start text:name="__RefHeading__3328_229261677"/>Možnosti zabezpečení a varování<text:bookmark-end text:name="__RefHeading__3328_229261677"/></text:h>
      <text:p text:style-name="P32">V okně Možnosti zabezpečení a varování můžeme upravit následující možnosti (obrázek <text:sequence-ref text:reference-format="value" text:ref-name="refFigure12">13</text:sequence-ref>):</text:p>
      <text:p text:style-name="P55"><draw:frame draw:style-name="fr5" draw:name="Frame13" text:anchor-type="as-char" svg:width="13.725cm" draw:z-index="35"><draw:text-box fo:min-height="8.1cm"><text:p text:style-name="P89"><draw:frame draw:style-name="fr16" draw:name="Image11" text:anchor-type="as-char" svg:width="13.725cm" svg:height="7.504cm" draw:z-index="37"><draw:image xlink:href="Pictures/100002010000024D000001424732A1BF539957D6.png" xlink:type="simple" xlink:show="embed" xlink:actuate="onLoad"/></draw:frame></text:p><text:p text:style-name="P89">Obrázek <text:sequence text:ref-name="refFigure12" text:name="Figure" text:formula="ooow:Figure+1" style:num-format="1">13 </text:sequence>: Dialogové okno Možnosti zabezpečení a varování</text:p></draw:text-box></draw:frame></text:p>
      <text:p text:style-name="P82"><text:alphabetical-index-mark text:string-value="odstranění osobních informací při ukládání"/>Odstranit při ukládání osobní informace</text:p>
      <text:p text:style-name="P16">Pokud zaškrtneme tuto možnost, při ukládání se z vlastností souboru vždy odstraní uživatelské údaje. Pokud tyto údaje chceme z určitých dokumentů odstranit ručně, zaškrtnutí této možnosti zrušíme.</text:p>
      <text:p text:style-name="P82"><text:alphabetical-index-mark-start text:id="IMark4972893960"/>Pro otevření hypertextových odkazů vyžadovat Ctrl-kliknutí<text:alphabetical-index-mark-end text:id="IMark4972893960"/></text:p>
      <text:p text:style-name="P7">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16">Účel ostatních položek v tomto okně by měl být jasný z jejich popisu.</text:p>
      <text:h text:style-name="P95" text:outline-level="2"><text:bookmark-start text:name="__RefHeading__136138_780470623"/><text:soft-page-break/><text:alphabetical-index-mark-start text:id="IMark4972893480" text:main-entry="true"/>Přizpůsobení<text:bookmark-end text:name="__RefHeading__136138_780470623"/><text:alphabetical-index-mark-end text:id="IMark4972893480"/></text:h>
      <text:p text:style-name="P22">Celkový vzhled programu LibreOffice můžeme upravit pomocí motivů vzhledu určených pro prohlížeč Mozilla Firefox.</text:p>
      <text:p text:style-name="P37">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4">15</text:sequence-ref>. Podrobnosti o motivech vzhledu jsou uvedeny na webových stránkách: <text:a xlink:type="simple" xlink:href="http://www.getpersonas.com/" text:style-name="Internet_20_link" text:visited-style-name="Visited_20_Internet_20_Link">http</text:a><text:a xlink:type="simple" xlink:href="http://www.getpersonas.com/" text:style-name="Internet_20_link" text:visited-style-name="Visited_20_Internet_20_Link">s</text:a><text:a xlink:type="simple" xlink:href="http://www.getpersonas.com/" text:style-name="Internet_20_link" text:visited-style-name="Visited_20_Internet_20_Link">://www.</text:a><text:a xlink:type="simple" xlink:href="https://addons.mozilla.org/en-US/firefox/themes/" text:style-name="Internet_20_link" text:visited-style-name="Visited_20_Internet_20_Link">https://addons.mozilla.org/en-US/firefox/themes/</text:a></text:p>
      <text:p text:style-name="P58"><draw:frame draw:style-name="fr5" draw:name="Frame34" text:anchor-type="as-char" svg:width="15.24cm" draw:z-index="38"><draw:text-box fo:min-height="12.638cm"><text:p text:style-name="P89"><draw:frame draw:style-name="fr12" draw:name="Image12" text:anchor-type="as-char" svg:width="15.24cm" svg:height="11.913cm" draw:z-index="40"><draw:image xlink:href="Pictures/100002010000029C0000025DC1C4DAA4ED576E66.png" xlink:type="simple" xlink:show="embed" xlink:actuate="onLoad"/></draw:frame></text:p><text:p text:style-name="P89">Obrázek <text:sequence text:ref-name="refFigure13" text:name="Figure" text:formula="ooow:Figure+1" style:num-format="1">14</text:sequence>: Dialogová okna přizpůsobení</text:p></draw:text-box></draw:frame></text:p>
      <text:p text:style-name="P55"><draw:frame draw:style-name="fr2" draw:name="Frame33" text:anchor-type="as-char" svg:width="16.979cm" draw:z-index="41"><draw:text-box fo:min-height="2.175cm"><text:p text:style-name="P89"><draw:frame draw:style-name="fr21" draw:name="Image26" text:anchor-type="as-char" svg:width="14.612cm" style:rel-width="100%" svg:height="1.304cm" style:rel-height="scale" draw:z-index="42"><draw:image xlink:href="Pictures/100002010000035F0000004D26788C5D9530D4A3.png" xlink:type="simple" xlink:show="embed" xlink:actuate="onLoad"/></draw:frame></text:p><text:p text:style-name="P89">Obrázek <text:sequence text:ref-name="refFigure14" text:name="Figure" text:formula="ooow:Figure+1" style:num-format="1">15</text:sequence>: Ukázka motivu vzhledu</text:p></draw:text-box></draw:frame></text:p>
      <text:h text:style-name="P92" text:outline-level="2"><text:bookmark-start text:name="__RefHeading__5582_1514335525"/><text:alphabetical-index-mark text:string-value="barvy aplikací"/>Barvy aplikací<text:bookmark-end text:name="__RefHeading__5582_1514335525"/></text:h>
      <text:p text:style-name="P22">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37">Na stránce <text:span text:style-name="LOEmphasis">LibreOffice – Barvy aplikací</text:span> (obrázek <text:sequence-ref text:reference-format="value" text:ref-name="refFigure15">16</text:sequence-ref>) můžeme určit, jaké položky se budou zobrazovat a jaké barvy pro ně budou použity.</text:p>
      <text:list xml:id="list1335920114" text:style-name="List_20_1">
        <text:list-item>
          <text:p text:style-name="P100">Chceme-li zobrazit nebo skrýt prvky jako například <text:alphabetical-index-mark text:string-value="hranice textu (zobrazit/skrýt)"/>hranice textu, zaškrtneme nebo zrušíme zaškrtnutí pole vedle názvu prvku.</text:p>
        </text:list-item>
        <text:list-item>
          <text:p text:style-name="List_20_1"><text:soft-page-break/>Chceme-li změnit výchozí barvy prvků, klepneme na šipku dolů ve sloupci <text:span text:style-name="LOEmphasis">Nastavení barev</text:span> vedle názvu prvku a vybereme barvu z seznamu. Seznam dostupných barev lze změnit postupem, který je popsán v části „<text:bookmark-ref text:reference-format="text" text:ref-name="__RefHeading__136132_780470623">Možnosti barev</text:bookmark-ref>“ na stránce <text:bookmark-ref text:reference-format="page" text:ref-name="__RefHeading__136132_780470623">10</text:bookmark-ref>.</text:p>
        </text:list-item>
        <text:list-item>
          <text:p text:style-name="List_20_1">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P55"><draw:frame draw:style-name="fr2" draw:name="Frame14" text:anchor-type="as-char" svg:width="13.494cm" draw:z-index="45"><draw:text-box fo:min-height="8.742cm"><text:p text:style-name="P89"><draw:frame draw:style-name="fr16" draw:name="graphics13" text:anchor-type="as-char" svg:width="13.494cm" svg:height="8.229cm" draw:z-index="46"><draw:image xlink:href="Pictures/10000000000001FE00000137D6B591E05E5206D0.png" xlink:type="simple" xlink:show="embed" xlink:actuate="onLoad"/></draw:frame></text:p><text:p text:style-name="P89">Obrázek <text:sequence text:ref-name="refFigure15" text:name="Figure" text:formula="ooow:Figure+1" style:num-format="1">16 </text:sequence>: Zobrazení a skrytí hranic textu, objektů a tabulek</text:p></draw:text-box></draw:frame></text:p>
      <text:h text:style-name="P92" text:outline-level="2"><text:bookmark-start text:name="__RefHeading__136140_780470623"/><text:alphabetical-index-mark text:string-value="možnosti zpřístupnění"/>Možnosti zpřístupnění<text:bookmark-end text:name="__RefHeading__136140_780470623"/></text:h>
      <text:p text:style-name="P22">Mezi možnosti zpřístupnění patří povolení animovaných obrázků a textu, doba zobrazování tipů nápovědy, nastavení vysokého kontrastu obrazovky a změna písma uživatelského rozhraní programu LibreOffice.</text:p>
      <text:p text:style-name="Text_20_body">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22">Vybereme nebo zrušíme výběr možností podle potřeby.</text:p>
      <text:p text:style-name="P55"><draw:frame draw:style-name="fr2" draw:name="Frame15" text:anchor-type="as-char" svg:width="14.288cm" draw:z-index="47"><draw:text-box fo:min-height="7.557cm"><text:p text:style-name="P89"><draw:frame draw:style-name="fr22" draw:name="graphics15" text:anchor-type="as-char" svg:width="14.288cm" svg:height="7.001cm" draw:z-index="48"><draw:image xlink:href="Pictures/100000000000021C000001260BCB397319E9D85A.png" xlink:type="simple" xlink:show="embed" xlink:actuate="onLoad"/></draw:frame></text:p><text:p text:style-name="P89">Obrázek <text:sequence text:ref-name="refFigure16" text:name="Figure" text:formula="ooow:Figure+1" style:num-format="1">17</text:sequence>: Volba možností zpřístupnění</text:p></draw:text-box></draw:frame></text:p>
      <text:h text:style-name="P92" text:outline-level="2"><text:bookmark-start text:name="__RefHeading__136142_780470623"/><text:soft-page-break/><text:alphabetical-index-mark text:string-value="Pokročilé možnosti" text:main-entry="true"/>Pokročilé možnosti<text:bookmark-end text:name="__RefHeading__136142_780470623"/></text:h>
      <text:p text:style-name="P76">Možnosti jazyka Java</text:p>
      <text:p text:style-name="Text_20_body_20_indent">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41006508962335" text:continue-list="list41006475590497" text:style-name="Heading_20_Note">
        <text:list-item>
          <text:p text:style-name="P111">Poznámka</text:p>
        </text:list-item>
      </text:list>
      <text:p text:style-name="Text_20_Note">LibreOffice potřebuje aplikaci Java ke spuštění několika průvodců (jako třeba <text:span text:style-name="LOMenuPath">Soubor &gt; Průvodci &gt; Dopis</text:span><text:span text:style-name="T8">) <text:s/>a také pro spuštění databáze s interním jádrem HSQLDB.</text:span></text:p>
      <text:p text:style-name="P55"><draw:frame draw:style-name="fr2" draw:name="Frame16" text:anchor-type="as-char" svg:width="13.667cm" draw:z-index="49"><draw:text-box fo:min-height="9.481cm"><text:p text:style-name="P89"><draw:frame draw:style-name="fr19" draw:name="Image27" text:anchor-type="as-char" svg:width="13.667cm" svg:height="9.021cm" draw:z-index="50"><draw:image xlink:href="Pictures/100000000000029C000001B99E0B418AC0169108.png" xlink:type="simple" xlink:show="embed" xlink:actuate="onLoad"/></draw:frame></text:p><text:p text:style-name="P89">Obrázek <text:sequence text:ref-name="refFigure17" text:name="Figure" text:formula="ooow:Figure+1" style:num-format="1">18 </text:sequence>: Volba běhového prostředí jazyka Java</text:p></draw:text-box></draw:frame></text:p>
      <text:p text:style-name="P17">Administrátoři, programátoři nebo jiné osoby, které přizpůsobují instalaci JRE, mohou použít tlačítka Parametry a Cesta ke třídám, kde mohou zadat další informace.</text:p>
      <text:p text:style-name="P17">Pokud je seznam ve středu stránky prázdný, je třeba chvíli počkat, dokud LibreOffice JRE na disku nenajde.</text:p>
      <text:p text:style-name="P6">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86">Volitelné (nestabilní) možnosti</text:p>
      <text:p text:style-name="P76">Povolit <text:alphabetical-index-mark text:string-value="experimentální funkce" text:key1="Pokročilé"/>experimentální funkce</text:p>
      <text:p text:style-name="P9">Zaškrtnutím této možnosti povolíme funkce, jejichž vývoj ještě není ukončen nebo obsahují chyby. Seznam těchto vlastností se pro různé verze liší.</text:p>
      <text:p text:style-name="P76"><text:alphabetical-index-mark text:string-value="záznam maker" text:key1="Pokročilé"/>Povolit záznam maker (omezená funkčnost)</text:p>
      <text:p text:style-name="P9">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6"><text:soft-page-break/>Expertní nastavení</text:p>
      <text:p text:style-name="Text_20_body_20_indent">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1101481116239594922" text:style-name="Heading_20_Caution">
        <text:list-item>
          <text:p text:style-name="P97">Upozornění</text:p>
        </text:list-item>
      </text:list>
      <text:p text:style-name="P51">Dialogové okno Expertní nastavení umožní přístup, úpravy a ukládání předvoleb konfigurace, které mohou učinit uživatelský profil LibreOffice nestabilní, nekonzistentní či dokonce nepoužitelný.</text:p>
      <text:h text:style-name="P92" text:outline-level="2"><text:bookmark-start text:name="__RefHeading__34770_129573012"/>Možnosti Basic IDE<text:bookmark-end text:name="__RefHeading__34770_129573012"/></text:h>
      <text:p text:style-name="Text_20_body">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55"><text:s/><draw:frame draw:style-name="fr2" draw:name="Frame30" text:anchor-type="as-char" svg:width="6.879cm" draw:z-index="24"><draw:text-box fo:min-height="7.103cm"><text:p text:style-name="P89"><draw:frame draw:style-name="fr23" draw:name="Image28" text:anchor-type="as-char" svg:width="6.879cm" svg:height="6.548cm" draw:z-index="27"><draw:image xlink:href="Pictures/10000000000001EB000001192F495E6D26629F06.png" xlink:type="simple" xlink:show="embed" xlink:actuate="onLoad"/></draw:frame></text:p><text:p text:style-name="P89">Obrázek <text:sequence text:ref-name="refFigure18" text:name="Figure" text:formula="ooow:Figure+1" style:num-format="1">19</text:sequence>: Dialogové okno Možnosti Basic IDE</text:p></draw:text-box></draw:frame></text:p>
      <text:h text:style-name="P92" text:outline-level="2"><text:bookmark-start text:name="__RefHeading__23840_519196086"/>Možnosti online aktualizace<text:bookmark-end text:name="__RefHeading__23840_519196086"/></text:h>
      <text:p text:style-name="P37">Na stránce <text:span text:style-name="LOEmphasis">LibreOffice – Online aktualizace</text:span> (obrázek <text:sequence-ref text:reference-format="value" text:ref-name="refFigure19">20</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34">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35">Pokud zaškrtneme možnost <text:span text:style-name="LOMenuPath">Odesílat stručné informace o verzi operačního systému a hardwaru</text:span>, informace o architektuře počítače a operačním systému bude odeslána na server pro sběr statistik.</text:p>
      <text:p text:style-name="P55"><text:soft-page-break/><draw:frame draw:style-name="fr6" draw:name="Frame7" text:anchor-type="as-char" svg:width="11cm" draw:z-index="31"><draw:text-box fo:min-height="9.125cm"><text:p text:style-name="P89"><draw:frame draw:style-name="fr11" draw:name="Image18" text:anchor-type="as-char" svg:width="11cm" svg:height="8.64cm" draw:z-index="32"><draw:image xlink:href="Pictures/10000000000001D6000001B9592DFAC23EA91BDE.png" xlink:type="simple" xlink:show="embed" xlink:actuate="onLoad"/></draw:frame></text:p><text:p text:style-name="P89">Obrázek <text:sequence text:ref-name="refFigure19" text:name="Figure" text:formula="ooow:Figure+1" style:num-format="1">20</text:sequence>: Možnosti online aktualizace</text:p></draw:text-box></draw:frame></text:p>
      <text:h text:style-name="P92" text:outline-level="2"><text:bookmark-start text:name="__RefHeading___Toc25315_687030175"/>Možnosti OpenCL<text:bookmark-end text:name="__RefHeading___Toc25315_687030175"/></text:h>
      <text:p text:style-name="P29">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76">Možnosti OpenCL - Povolit použití softwarového interpreta (i když není OpenCL dostupné)</text:p>
      <text:p text:style-name="P18">Pokud toto políčko zaškrtneme, LibreOffice napodobí OpenCL v případě, že ovladač grafické karty OpenCL nepodporuje.</text:p>
      <text:p text:style-name="P76">Povolit použití OpenCL</text:p>
      <text:p text:style-name="P8">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55"><draw:frame draw:style-name="fr7" draw:name="Frame3" text:anchor-type="as-char" svg:width="11.49cm" draw:z-index="36"><draw:text-box fo:min-height="7.442cm"><text:p text:style-name="P89"><draw:frame draw:style-name="fr20" draw:name="Image19" text:anchor-type="as-char" svg:width="11.49cm" svg:height="7.442cm" style:rel-height="scale" draw:z-index="39"><draw:image xlink:href="Pictures/1000020100000243000001770F9011FB049EA215.png" xlink:type="simple" xlink:show="embed" xlink:actuate="onLoad"/></draw:frame><text:line-break/>Obrázek <text:sequence text:ref-name="refFigure20" text:name="Figure" text:formula="ooow:Figure+1" style:num-format="1">21</text:sequence>: Možnosti OpenCL</text:p></draw:text-box></draw:frame></text:p>
      <text:h text:style-name="P114" text:outline-level="1"><text:bookmark-start text:name="__RefHeading__136148_780470623"/><text:soft-page-break/>Volba možností načítání a ukládání<text:bookmark-end text:name="__RefHeading__136148_780470623"/></text:h>
      <text:p text:style-name="P22">Možnosti načítání a ukládání můžeme nastavit tak, aby vyhovovaly našemu způsobu práce.</text:p>
      <text:p text:style-name="Text_20_body">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92" text:outline-level="2"><text:bookmark-start text:name="__RefHeading__136150_780470623"/>Obecné<text:bookmark-end text:name="__RefHeading__136150_780470623"/></text:h>
      <text:p text:style-name="Text_20_body">Většina možností na stránce <text:span text:style-name="LOEmphasis">Načítání/ukládání - Obecné</text:span> je uživatelům jiných kancelářských balíků známá. Níže jsou proto popsány pouze některé položky.</text:p>
      <text:p text:style-name="P55"><draw:frame draw:style-name="fr2" draw:name="Frame8" text:anchor-type="as-char" svg:width="10.5cm" draw:z-index="43"><draw:text-box fo:min-height="8.25cm"><text:p text:style-name="P89"><draw:frame draw:style-name="fr24" draw:name="Image29" text:anchor-type="as-char" svg:y="-7.712cm" svg:width="10.5cm" svg:height="7.65cm" draw:z-index="44"><draw:image xlink:href="Pictures/10000000000001DC000001C88734867C8A579949.png" xlink:type="simple" xlink:show="embed" xlink:actuate="onLoad"/></draw:frame></text:p><text:p text:style-name="P89">Obrázek <text:sequence text:ref-name="refFigure21" text:name="Figure" text:formula="ooow:Figure+1" style:num-format="1">22</text:sequence>: Volba možností načítání a ukládání</text:p></draw:text-box></draw:frame></text:p>
      <text:p text:style-name="P76"><text:alphabetical-index-mark text:string-value="nastavení specifická pro uživatele"/>S dokumentem načíst nastavení specifická pro uživatele</text:p>
      <text:p text:style-name="P9">Některá nastavení dokumentů LibreOffice se načtou ze systémových nastavení uživatele. Pokud uložíme dokument, tato nastavení se uloží spolu s ním.</text:p>
      <text:p text:style-name="P9">Zaškrtneme-li tuto možnost, při načítání dokumentů bude nastavení uložené v dokumentu ignorováno a upřednostní se nastavení z operačního systému.</text:p>
      <text:p text:style-name="P68">Některá nastavení se však načítají ze systému, i když tato možnost není zaškrtnuta:</text:p>
      <text:list xml:id="list41008442578373" text:continue-list="list4559527908116532325" text:style-name="List_20_1">
        <text:list-item>
          <text:p text:style-name="P102">nastavení dostupná v <text:span text:style-name="LOMenuPath">Soubor &gt; Tisk &gt; Možnosti</text:span></text:p>
        </text:list-item>
        <text:list-item>
          <text:p text:style-name="P104">název faxu</text:p>
        </text:list-item>
        <text:list-item>
          <text:p text:style-name="P104">nastavení vzdálenosti odstavců od textových tabulek</text:p>
        </text:list-item>
        <text:list-item>
          <text:p text:style-name="P104">nastavení automatické aktualizace odkazů, funkčních polí nebo grafů</text:p>
        </text:list-item>
        <text:list-item>
          <text:p text:style-name="P104">nastavení pro práci s asijskými typy písma.</text:p>
        </text:list-item>
      </text:list>
      <text:p text:style-name="P67">Následující nastavení se naopak <text:span text:style-name="LOStrongEmphasis">vždy</text:span> načte z dokumentu, i když je tato možnost zaškrtnuta:</text:p>
      <text:list xml:id="list41006580097890" text:continue-numbering="true" text:style-name="List_20_1">
        <text:list-item>
          <text:p text:style-name="P104">zdroj dat připojený k dokumentu a jeho zobrazení.</text:p>
        </text:list-item>
      </text:list>
      <text:p text:style-name="P9">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6"><text:alphabetical-index-mark text:string-value="nastavení tiskárny"/>S dokumentem načíst nastavení tiskárny</text:p>
      <text:p text:style-name="P9">Je-li tato možnost povolena, použije se nastavení tiskárny z dokumentu. Pokud takto načtené nastavení nezměníme v dialogovém okně Tisk, může se stát, že se dokument vytiskne na vzdálené tiskárně. Pokud je tato možnost zakázána, <text:soft-page-break/>dokument se vytiskne na standardně používané tiskárně. S dokumentem se uloží nastavení aktuální tiskárny bez ohledu na to, zda je možnost zaškrtnuta.</text:p>
      <text:p text:style-name="P76"><text:alphabetical-index-mark text:string-value="ukládání informací pro automatické obnovení"/>Informace pro automatické obnovení uložit každých __ min</text:p>
      <text:p text:style-name="P9">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6"><text:alphabetical-index-mark text:string-value="úprava vlastností dokumentu před uložením"/>Před uložením upravit vlastnosti dokumentu</text:p>
      <text:p text:style-name="Text_20_body_20_indent">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6">Vždy vytvořit záložní kopii</text:p>
      <text:p text:style-name="P9">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6"><text:alphabetical-index-mark text:string-value="relativní ukládání URL"/>URL ukládat relativně k systému souborů / Internetu</text:p>
      <text:p text:style-name="P9">Zaškrtnutím těchto možností určíme, že se URL odkazy na soubory v systému nebo na internetu mají ukládat jako relativní. Relativní adresy jsou možné pouze tehdy, je-li zdrojový a odkazovaný dokument na stejném disku.</text:p>
      <text:p text:style-name="P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3">Příklady</text:p>
            </table:table-cell>
            <table:table-cell table:style-name="Table9.A1" office:value-type="string">
              <text:p text:style-name="P73">Souborový systém</text:p>
            </table:table-cell>
            <table:table-cell table:style-name="Table9.A1" office:value-type="string">
              <text:p text:style-name="P73">Internet</text:p>
            </table:table-cell>
          </table:table-row>
        </table:table-header-rows>
        <table:table-row table:style-name="Table9.1">
          <table:table-cell table:style-name="Table9.A2" office:value-type="string">
            <text:p text:style-name="P41">relativní</text:p>
          </table:table-cell>
          <table:table-cell table:style-name="Table9.B2" office:value-type="string">
            <text:p text:style-name="P41">../obrazky/obr.jpg</text:p>
          </table:table-cell>
          <table:table-cell table:style-name="Table9.C2" office:value-type="string">
            <text:p text:style-name="P41">../obrazky/obr.jpg</text:p>
          </table:table-cell>
        </table:table-row>
        <table:table-row table:style-name="Table9.1">
          <table:table-cell table:style-name="Table9.A3" office:value-type="string">
            <text:p text:style-name="P41">absolutní</text:p>
          </table:table-cell>
          <table:table-cell table:style-name="Table9.B3" office:value-type="string">
            <text:p text:style-name="P41">file:///c|/pracovni/obrazky/obr.jpg</text:p>
          </table:table-cell>
          <table:table-cell table:style-name="Table9.C3" office:value-type="string">
            <text:p text:style-name="P41">http://mujserver.cz/pracovni/obrazky/obr.jpg</text:p>
          </table:table-cell>
        </table:table-row>
      </table:table>
      <text:p text:style-name="P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6"><text:alphabetical-index-mark text:string-value="výchozí formát souborů"/>Výchozí formát souborů a nastavení ODF</text:p>
      <text:p text:style-name="Text_20_body_20_indent"><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Text_20_body_20_indent"><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92" text:outline-level="2"><text:bookmark-start text:name="__RefHeading__48048_472912510"/><text:soft-page-break/>Vlastnosti VBA<text:bookmark-end text:name="__RefHeading__48048_472912510"/></text:h>
      <text:p text:style-name="Text_20_body">Na stránce <text:span text:style-name="LOEmphasis">Vlastnosti VBA</text:span> můžeme nastavit, zda se mají v dokumentech Microsoft Office, které otevíráme v LibreOffice, zachovat makra.</text:p>
      <text:p text:style-name="P55"><draw:frame draw:style-name="fr2" draw:name="Frame19" text:anchor-type="as-char" svg:width="8.594cm" draw:z-index="51"><draw:text-box fo:min-height="7.639cm"><text:p text:style-name="P89"><draw:frame draw:style-name="fr12" draw:name="graphics20" text:anchor-type="as-char" svg:width="5.89cm" svg:height="7.056cm" draw:z-index="52"><draw:image xlink:href="Pictures/100000000000012F0000016B09A433172AEBA2ED.png" xlink:type="simple" xlink:show="embed" xlink:actuate="onLoad"/></draw:frame></text:p><text:p text:style-name="P89">Obrázek <text:sequence text:ref-name="refFigure22" text:name="Figure" text:formula="ooow:Figure+1" style:num-format="1">23</text:sequence>: Volba vlastností pro načítání a ukládání VBA</text:p></draw:text-box></draw:frame></text:p>
      <text:p text:style-name="Text_20_body">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Text_20_body">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Text_20_body">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Text_20_body">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Text_20_body">Chceme-li si být jisti, že jsme odstranili možné makroviry z dokumentu Microsoft Office, zaškrtnutí <text:span text:style-name="LOMenuPath">Uložit původní kód Basic</text:span> zrušíme. Dokument bude uložen bez kódu jazyka Microsoft Basic.</text:p>
      <text:h text:style-name="P92" text:outline-level="2"><text:bookmark-start text:name="__RefHeading__136154_780470623"/><text:alphabetical-index-mark text:string-value="převod souborů Microsoft Office"/>Microsoft Office<text:bookmark-end text:name="__RefHeading__136154_780470623"/></text:h>
      <text:p text:style-name="P37">Na stránce <text:span text:style-name="LOEmphasis">Načítání/ukládání - Microsoft Office</text:span> (stránka <text:sequence-ref text:reference-format="value" text:ref-name="refFigure23">24</text:sequence-ref>), můžeme nastavit, co se má provést při importování a exportování objektů OLE Microsoft Office (připojené či vložené objekty nebo dokumenty, například sešity a rovnice).</text:p>
      <text:p text:style-name="P22">Pokud zaškrtneme možnost [L], Objekty OLE Microsoft se při načítání dokumentu formátu Microsoftu převedou na odpovídající objekty OLE LibreOffice („L“ značí „load“, anglicky „načíst“).</text:p>
      <text:p text:style-name="P22">Pokud zaškrtneme možnost [S], objekty OLE LibreOffice se při ukládání dokumentu formátu Microsoft převedou na odpovídající objekty OLE Microsoft („S“ značí „save“, anglicky „uložit“).</text:p>
      <text:h text:style-name="P96" text:outline-level="2"><text:bookmark-start text:name="__RefHeading___Toc28020_687030175"/><text:alphabetical-index-mark-start text:id="IMark4972892616"/>HTML kompatibilita<text:bookmark-end text:name="__RefHeading___Toc28020_687030175"/><text:alphabetical-index-mark-end text:id="IMark4972892616"/></text:h>
      <text:p text:style-name="P37">Nastavení na stránce <text:span text:style-name="LOEmphasis">Načítání/ukládání - HTML kompatibilita</text:span> (stránka <text:sequence-ref text:reference-format="value" text:ref-name="refFigure24">25</text:sequence-ref>) ovlivňuje, jak jsou do LibreOffice importovány a z LibreOffice exportovány HTML stránky. Více informací se nachází v nápovědě programu pod heslem <text:span text:style-name="LOEmphasis">HTML dokumenty; import/export</text:span>.</text:p>
      <text:p text:style-name="P83"><text:soft-page-break/>Velikosti písma</text:p>
      <text:p text:style-name="P19">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5"><draw:frame draw:style-name="fr2" draw:name="Frame20" text:anchor-type="as-char" svg:width="11.1cm" draw:z-index="53"><draw:text-box fo:min-height="8.546cm"><text:p text:style-name="P89"><draw:frame draw:style-name="fr25" draw:name="Image13" text:anchor-type="as-char" svg:width="11.1cm" svg:height="7.999cm" draw:z-index="54"><draw:image xlink:href="Pictures/10000201000001E60000017226BE7D22148CA115.png" xlink:type="simple" xlink:show="embed" xlink:actuate="onLoad"/></draw:frame></text:p><text:p text:style-name="P89">Obrázek <text:sequence text:ref-name="refFigure23" text:name="Figure" text:formula="ooow:Figure+1" style:num-format="1">24</text:sequence>: Volba možností pro načítání a ukládání dokumentů Microsoft Office</text:p></draw:text-box></draw:frame></text:p>
      <text:p text:style-name="P55"><draw:frame draw:style-name="fr8" draw:name="Frame25" text:anchor-type="as-char" svg:width="13.944cm" draw:z-index="55"><draw:text-box fo:min-height="7.969cm"><text:p text:style-name="P89"><draw:frame draw:style-name="fr26" draw:name="Image1" text:anchor-type="as-char" svg:width="13.944cm" svg:height="7.355cm" draw:z-index="56"><draw:image xlink:href="Pictures/100000000000020F0000012B1C9A20E319E44782.png" xlink:type="simple" xlink:show="embed" xlink:actuate="onLoad"/></draw:frame></text:p><text:p text:style-name="P89">Obrázek <text:sequence text:ref-name="refFigure24" text:name="Figure" text:formula="ooow:Figure+1" style:num-format="1">25</text:sequence> Volba možností HTML kompatibility</text:p></draw:text-box></draw:frame></text:p>
      <text:p text:style-name="P76">Import – Použít pro čísla nastavení 'Angličtina (USA)'</text:p>
      <text:p text:style-name="Text_20_body_20_indent"><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6">Importovat - Importovat neznámé HTML značky jako pole</text:p>
      <text:p text:style-name="P9">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6"><text:soft-page-break/>Import – Ignorovat nastavení písem</text:p>
      <text:p text:style-name="P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76">Export</text:p>
      <text:p text:style-name="Text_20_body_20_indent">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6">Export – LibreOffice Basic</text:p>
      <text:p text:style-name="Text_20_body_20_indent">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Text_20_body_20_indent">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6">Export – Zobrazit varování</text:p>
      <text:p text:style-name="Text_20_body_20_indent">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6">Export – Rozvržení tisku</text:p>
      <text:p text:style-name="P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6">Export – Kopírovat lokální obrázky na Internet</text:p>
      <text:p text:style-name="P9">Pokud tuto možnost zaškrtneme, při nahrávání dokumentu na internetový server pomocí FTP se automaticky nahrají také obrázky vložené do dokumentu.</text:p>
      <text:p text:style-name="P76">Export – Znaková sada</text:p>
      <text:p text:style-name="P9">Vybereme příslušnou znakovou sadu pro export.</text:p>
      <text:h text:style-name="P114" text:outline-level="1"><text:bookmark-start text:name="__RefHeading__136158_780470623"/><text:alphabetical-index-mark text:string-value="jazyková nastavení"/>Volba jazykových nastavení<text:bookmark-end text:name="__RefHeading__136158_780470623"/></text:h>
      <text:p text:style-name="P22">Z hlediska jazykového nastavení můžeme balík LibreOffice přizpůsobit následovně:</text:p>
      <text:list xml:id="list508210423" text:style-name="List_20_1">
        <text:list-item text:start-value="1">
          <text:p text:style-name="P100">Instalací požadovaných slovníků</text:p>
        </text:list-item>
        <text:list-item>
          <text:p text:style-name="P100">Změnou některých místních a jazykových nastavení</text:p>
        </text:list-item>
        <text:list-item>
          <text:p text:style-name="P100">Volba možností kontroly pravopisu</text:p>
        </text:list-item>
      </text:list>
      <text:h text:style-name="P92" text:outline-level="2"><text:bookmark-start text:name="__RefHeading__136160_780470623"/>Instalace požadovaných <text:alphabetical-index-mark text:string-value="slovníky, instalování"/>slovníků<text:bookmark-end text:name="__RefHeading__136160_780470623"/></text:h>
      <text:p text:style-name="Text_20_body">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92" text:outline-level="2"><text:bookmark-start text:name="__RefHeading__136162_780470623"/>Změna některých <text:alphabetical-index-mark text:string-value="místní nastavení"/>místních a jazykových nastavení<text:bookmark-end text:name="__RefHeading__136162_780470623"/></text:h>
      <text:p text:style-name="P22">Podrobnosti místního a jazykového nastavení LibreOffice můžeme nastavit pro všechny dokumenty, nebo pouze pro některé typy.</text:p>
      <text:p text:style-name="P37"><text:soft-page-break/>V dialogovém okně Možnosti zobrazíme seznam položek klepnutím na znaménko plus nebo trojúhelník vedle položky <text:span text:style-name="LOMenuPath">Jazyková nastavení</text:span>. Počet položek seznamu závisí na nastavení <text:span text:style-name="LOEmphasis">Rozšířená podpora jazyků</text:span> (obrázek <text:sequence-ref text:reference-format="value" text:ref-name="refFigure26">27</text:sequence-ref>).</text:p>
      <text:p text:style-name="P55"><draw:frame draw:style-name="fr2" draw:name="Frame21" text:anchor-type="as-char" svg:width="10.848cm" draw:z-index="57"><draw:text-box fo:min-height="5.14cm"><text:p text:style-name="P89"><draw:frame draw:style-name="fr27" draw:name="Image17" text:anchor-type="paragraph" svg:x="5.422cm" svg:y="0cm" svg:width="5.424cm" svg:height="4.209cm" draw:z-index="58"><draw:image xlink:href="Pictures/10000000000000CD000000C8F02179A190E2AD9B.png" xlink:type="simple" xlink:show="embed" xlink:actuate="onLoad"/></draw:frame><draw:frame draw:style-name="fr27" draw:name="Image4" text:anchor-type="paragraph" svg:x="0cm" svg:y="0cm" svg:width="5.424cm" svg:height="4.209cm" draw:z-index="59"><draw:image xlink:href="Pictures/10000000000000CD000000C8341AA195B419EE00.png" xlink:type="simple" xlink:show="embed" xlink:actuate="onLoad"/></draw:frame>Obrázek <text:sequence text:ref-name="refFigure25" text:name="Figure" text:formula="ooow:Figure+1" style:num-format="1">26</text:sequence>: Jazykové možnosti LibreOffice bez povolených a s povolenou podporou pro asijské jazyky a pro jazyky s komplexním rozvržením textu</text:p></draw:text-box></draw:frame></text:p>
      <text:p text:style-name="P60">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55"><draw:frame draw:style-name="fr2" draw:name="Frame22" text:anchor-type="as-char" svg:width="13.196cm" draw:z-index="60"><draw:text-box fo:min-height="9.026cm"><text:p text:style-name="P89"><draw:frame draw:style-name="fr19" draw:name="Image8" text:anchor-type="as-char" svg:width="13.196cm" svg:height="8.573cm" draw:z-index="61"><draw:image xlink:href="Pictures/100000000000029F000001B4A9C0319B84F5E8CA.png" xlink:type="simple" xlink:show="embed" xlink:actuate="onLoad"/></draw:frame></text:p><text:p text:style-name="P89">Obrázek <text:sequence text:ref-name="refFigure26" text:name="Figure" text:formula="ooow:Figure+1" style:num-format="1">27</text:sequence>: Volba jazykových možností</text:p></draw:text-box></draw:frame></text:p>
      <text:p text:style-name="P76">Uživatelské rozhraní</text:p>
      <text:p text:style-name="P9">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6">Národní nastavení</text:p>
      <text:p text:style-name="P9">Národní nastavení je základem pro mnoho dalších nastavení v LibreOffice, například pro výchozí číslování, měnu a měrné jednotky. Pokud nezvolíme jinak, bude použito ​​místní nastavení operačního systému.</text:p>
      <text:p text:style-name="P76">Desetinný oddělovač</text:p>
      <text:p text:style-name="Text_20_body_20_indent">Je-li možnost <text:span text:style-name="LOEmphasis">Desetinný oddělovač</text:span> zaškrtnuta, LibreOffice použije znak určený v místním nastavení. Pokud možnost zaškrtnuta není, použitý znak bude určen ovladačem klávesnice.</text:p>
      <text:p text:style-name="P76"><text:soft-page-break/>Výchozí měna</text:p>
      <text:p text:style-name="Text_20_body_20_indent"><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6">Masky pro rozpoznání data</text:p>
      <text:p text:style-name="P66"><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41008342132842" text:continue-list="list1101481116239594922" text:style-name="Heading_20_Caution">
        <text:list-item>
          <text:p text:style-name="P98">Upozornění</text:p>
        </text:list-item>
      </text:list>
      <text:p text:style-name="P48">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6">Výchozí jazyky pro dokumenty</text:p>
      <text:p text:style-name="Text_20_body_20_indent">Vybereme jazyky použité pro kontrolu pravopisu, slovník synonym a dělení slov. Pokud má toto nastavení být platné pouze pro aktuální dokument, zaškrtneme <text:span text:style-name="LOEmphasis">Pouze pro současný dokument</text:span>.</text:p>
      <text:p text:style-name="P21">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5">26</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6">Rozšířená podpora jazyků - Ignorovat vstupní jazyk systému</text:p>
      <text:p text:style-name="Text_20_body_20_indent">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92" text:outline-level="2"><text:bookmark-start text:name="__RefHeading__136164_780470623"/><text:alphabetical-index-mark text:string-value="možnosti kontroly pravopisu"/>Volba možností kontroly pravopisu<text:bookmark-end text:name="__RefHeading__136164_780470623"/></text:h>
      <text:p text:style-name="P37">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7">28</text:sequence-ref>) zvolíme nastavení podle svých potřeb.</text:p>
      <text:p text:style-name="P30">Je třeba zvážit:</text:p>
      <text:list xml:id="list7154611182276968821" text:style-name="List_20_1">
        <text:list-item>
          <text:p text:style-name="P101">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101">Chceme-li kontrolovat během psaní gramatiku, musí být zaškrtnuto pole <text:span text:style-name="LOMenuPath">Kontrolovat gramatiku během psaní</text:span>.</text:p>
        </text:list-item>
        <text:list-item>
          <text:p text:style-name="P101">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101">Možnost <text:span text:style-name="LOMenuPath">Kontrolovat speciální oblasti</text:span> při kontrole zahrne záhlaví, zápatí, rámce a tabulky.</text:p>
        </text:list-item>
      </text:list>
      <text:p text:style-name="P36"><text:soft-page-break/>Na této stránce lze určit, které uživatelem definované (vlastní) slovníky jsou výchozí, můžeme také přidat nebo odstranit uživatelem nainstalované slovníky klepnutím na tlačítka <text:span text:style-name="LOMenuPath">Nový</text:span> a <text:span text:style-name="LOMenuPath">Smazat</text:span>. Nelze odstranit slovníky nainstalované v systému.</text:p>
      <text:p text:style-name="P59"><draw:frame draw:style-name="fr2" draw:name="Frame24" text:anchor-type="as-char" svg:width="15.046cm" draw:z-index="62"><draw:text-box fo:min-height="10.112cm"><text:p text:style-name="P89"><draw:frame draw:style-name="fr19" draw:name="Image34" text:anchor-type="as-char" svg:width="15.05cm" svg:height="9.631cm" draw:z-index="63"><draw:image xlink:href="Pictures/100000000000029D000001BE12BFE2562A616BBA.png" xlink:type="simple" xlink:show="embed" xlink:actuate="onLoad"/></draw:frame></text:p><text:p text:style-name="P89">Obrázek <text:sequence text:ref-name="refFigure27" text:name="Figure" text:formula="ooow:Figure+1" style:num-format="1">28</text:sequence>: Volba jazyků, slovníků a možností pro kontrolu pravopisu</text:p></draw:text-box></draw:frame></text:p>
      <text:h text:style-name="P92" text:outline-level="2"><text:bookmark-start text:name="__RefHeading__34772_129573012"/>Kontrola anglických vět<text:bookmark-end text:name="__RefHeading__34772_129573012"/></text:h>
      <text:p text:style-name="Text_20_body">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22">Aby se vybrané možnosti kontroly gramatiky uplatnily, je třeba buď restartovat LibreOffice, nebo znovu načíst aktuální dokument.</text:p>
      <text:p text:style-name="P55"><text:bookmark-start text:name="__RefHeading__9905_127699423"/><draw:frame draw:style-name="fr2" draw:name="Frame31" text:anchor-type="as-char" svg:width="11.628cm" draw:z-index="64"><draw:text-box fo:min-height="7.041cm"><text:p text:style-name="P89"><draw:frame draw:style-name="fr11" draw:name="Image14" text:anchor-type="as-char" svg:width="11.534cm" svg:height="6.595cm" draw:z-index="65"><draw:image xlink:href="Pictures/10000201000001EF0000011B7567F82802235158.png" xlink:type="simple" xlink:show="embed" xlink:actuate="onLoad"/></draw:frame></text:p><text:p text:style-name="P89">Obrázek <text:sequence text:ref-name="refFigure28" text:name="Figure" text:formula="ooow:Figure+1" style:num-format="1">29 </text:sequence>: Volba možností pro kontrolu anglických vět</text:p></draw:text-box></draw:frame><text:bookmark-end text:name="__RefHeading__9905_127699423"/></text:p>
      <text:h text:style-name="P105" text:outline-level="3"><text:bookmark-start text:name="__RefHeading__36393_196514830"/><text:soft-page-break/>Kontrola gramatiky<text:bookmark-end text:name="__RefHeading__36393_196514830"/></text:h>
      <text:p text:style-name="P76">Možné chyby</text:p>
      <text:p text:style-name="Text_20_body_20_indent">Kontroluje chybné výrazy jako <text:span text:style-name="LOEmphasis">with it's</text:span>, <text:span text:style-name="LOEmphasis">he don't</text:span>, <text:span text:style-name="LOEmphasis">this things</text:span> a podobně.</text:p>
      <text:p text:style-name="P76">Velikost písmen</text:p>
      <text:p text:style-name="P9">Kontroluje se velká písmena na začátku vět. Rozpoznání vět závisí na použití zkratek.</text:p>
      <text:p text:style-name="P76">Opakovaná slova</text:p>
      <text:p text:style-name="P9">Kontroluje opakování všech slov, bez této možnosti se kontrolují jen výchozí slova „and“, „or“, „for“ a „the“.</text:p>
      <text:p text:style-name="P76">Závorky</text:p>
      <text:p text:style-name="P9">Kontroluje, zda jsou závorky a uvozovky párové.</text:p>
      <text:h text:style-name="P105" text:outline-level="3"><text:bookmark-start text:name="__RefHeading__9907_127699423"/>Interpunkce<text:bookmark-end text:name="__RefHeading__9907_127699423"/></text:h>
      <text:p text:style-name="P76">Mezery mezi slovy</text:p>
      <text:p text:style-name="P9">Tato možnost je ve výchozím nastavení vybrána. Kontroluje, zda je mezi slovy jediná mezera, upozorňuje na případy dvakrát nebo třikrát, ale ne víckrát opakované mezery.</text:p>
      <text:p text:style-name="P76">Mezery mezi větami</text:p>
      <text:p text:style-name="P9">Kontroluje, zda je mezi větami jediná mezera, upozorňuje na případy dvakrát nebo třikrát opakované mezery.</text:p>
      <text:p text:style-name="P76">Opakované mezery</text:p>
      <text:p text:style-name="P9">Kontroluje výskyt většího počtu mezer než dvě mezi slovy a větami.</text:p>
      <text:p text:style-name="P76">Em pomlčky; En pomlčky</text:p>
      <text:p text:style-name="P9">Tyto možnosti změní dlouhou pomlčku (em dash) bez mezer na krátkou (en dash) s mezerami, resp. krátkou s mezerami na dlouhou bez mezer.</text:p>
      <text:p text:style-name="P76">Uvozovky</text:p>
      <text:p text:style-name="P9">Kontroluje, zda jsou použity typograficky správné dvojité uvozovky.</text:p>
      <text:p text:style-name="P76">Znak násobení</text:p>
      <text:p text:style-name="P9">Tato možnost je ve výchozím nastavení vybrána. Nahradí „x“ použité jako symbol násobení typograficky správným symbolem.</text:p>
      <text:p text:style-name="P76">Apostrofy</text:p>
      <text:p text:style-name="P9">Nahradí apostrof typograficky správným znakem.</text:p>
      <text:p text:style-name="P76">Výpustky</text:p>
      <text:p text:style-name="P9">Nahradí tři za sebou následující tečky typograficky správným symbolem.</text:p>
      <text:p text:style-name="P76">Znak mínus</text:p>
      <text:p text:style-name="P9">Nahradí spojovník typograficky správným znakem mínus.</text:p>
      <text:h text:style-name="P105" text:outline-level="3"><text:bookmark-start text:name="__RefHeading__9909_127699423"/>Ostatní<text:bookmark-end text:name="__RefHeading__9909_127699423"/></text:h>
      <text:p text:style-name="P76">Převést na metrické; Převést na nemetrické</text:p>
      <text:p text:style-name="P9">Převede množství v daném typu jednotek na množství v jiném typu jednotek: metrické na imperiální nebo imperiální na metrické.</text:p>
      <text:p text:style-name="P76">Oddělovače tisíců u velkých čísel</text:p>
      <text:p text:style-name="P9">Převede číslo s více než pěti číslicemi na běžný formát s čárkou oddělující tisíce, nebo na formát ISO, ve kterém se na oddělení tisíců použije úzká mezera.</text:p>
      <text:h text:style-name="P92" text:outline-level="2"><text:bookmark-start text:name="__RefHeading___Toc25317_687030175"/><text:soft-page-break/>Kontrola vět ostatních jazyků<text:bookmark-end text:name="__RefHeading___Toc25317_687030175"/></text:h>
      <text:p text:style-name="P31">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14" text:outline-level="1"><text:bookmark-start text:name="__RefHeading__136166_780470623"/><text:alphabetical-index-mark text:string-value="Možnosti Internetu"/>Volba možností Internetu<text:bookmark-end text:name="__RefHeading__136166_780470623"/></text:h>
      <text:p text:style-name="P22">Jaká nastavení Internetu jsou k dispozici, závisí na operačním systému.</text:p>
      <text:p text:style-name="P22">Stránku Proxy (pokud je dostupná) použijeme k uložení nastavení proxy serveru pro LibreOffice.</text:p>
      <text:p text:style-name="P55"><draw:frame draw:style-name="fr9" draw:name="Frame1" text:anchor-type="as-char" svg:y="-2.768cm" svg:width="16.932cm" draw:z-index="1"><draw:text-box fo:min-height="5.216cm"><text:p text:style-name="P89"><draw:frame draw:style-name="fr15" draw:name="Image36" text:anchor-type="as-char" svg:width="16.932cm" svg:height="4.498cm" draw:z-index="2"><draw:image xlink:href="Pictures/10000000000003DC00000119F4ACA835452AE836.png" xlink:type="simple" xlink:show="embed" xlink:actuate="onLoad"/></draw:frame></text:p><text:p text:style-name="P89">Obrázek <text:sequence text:ref-name="refFigure29" text:name="Figure" text:formula="ooow:Figure+1" style:num-format="1">30 </text:sequence>: Možnosti Internetu se zobrazenou stránkou E-mail, dostupnou v Linuxu</text:p></draw:text-box></draw:frame></text:p>
      <text:p text:style-name="P22">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38">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30">31</text:sequence-ref>. Tam můžeme zadat adresu (URL) a přihlašovací informace pro požadovanou wiki. Do seznamu můžeme přidat více wiki stránek.</text:p>
      <text:p text:style-name="P55"><draw:frame draw:style-name="fr2" draw:name="Frame28" text:anchor-type="as-char" svg:width="11.382cm" draw:z-index="5"><draw:text-box fo:min-height="6.581cm"><text:p text:style-name="P89"><draw:frame draw:style-name="fr28" draw:name="graphics30" text:anchor-type="as-char" svg:width="17cm" style:rel-width="100%" svg:height="9.185cm" style:rel-height="scale" draw:z-index="6"><draw:image xlink:href="Pictures/10000000000002470000013BD3279BC60A247177.png" xlink:type="simple" xlink:show="embed" xlink:actuate="onLoad"/></draw:frame></text:p><text:p text:style-name="P89">Obrázek <text:sequence text:ref-name="refFigure30" text:name="Figure" text:formula="ooow:Figure+1" style:num-format="1">31</text:sequence>: Určení účtu na serveru MediaWiki</text:p></draw:text-box></draw:frame></text:p>
      <text:h text:style-name="P114"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38"><text:soft-page-break/>Dialogové okno Automatické opravy otevřeme klepnutím v hlavní nabídce na <text:span text:style-name="LOMenuPath">Nástroje &gt; Nastavení automatických oprav</text:span>. (Tato položka se objeví jen tehdy, máme-li otevřený nějaký dokument.) V programu Writer se toto dialogové okno skládá z pěti karet zobrazených na obrázku <text:sequence-ref text:reference-format="value" text:ref-name="refFigure31">32</text:sequence-ref>. V jiných součástech LibreOffice se skládá jen ze čtyř. Podrobnosti jsou uvedeny v příručkách pro jednotlivé programy.</text:p>
      <text:p text:style-name="P54"><text:bookmark-start text:name="__RefHeading__5648_1566568644"/><draw:frame draw:style-name="fr8" draw:name="Frame29" text:anchor-type="as-char" svg:width="14.224cm" draw:z-index="16"><draw:text-box fo:min-height="14.162cm"><text:p text:style-name="P89"><draw:frame draw:style-name="fr16" draw:name="Image15" text:anchor-type="as-char" svg:width="14.224cm" svg:height="13.716cm" draw:z-index="17"><draw:image xlink:href="Pictures/10000201000002810000029BD1DC9767247FDE38.png" xlink:type="simple" xlink:show="embed" xlink:actuate="onLoad"/></draw:frame></text:p><text:p text:style-name="P89">Obrázek <text:sequence text:ref-name="refFigure31" text:name="Figure" text:formula="ooow:Figure+1" style:num-format="1">32 </text:sequence>: Dialogové okno Automatické opravy v programu Writer, které zobrazuje některé položky na záložce Možnosti</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_20_Body.tablecontentintable" style:display-name="Text Body.tablecontentintable" style:family="paragraph" style:parent-style-name="Table_20_Contents">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tableheadintable" style:display-name="Text Body.tableheadintable" style:family="paragraph" style:parent-style-name="Table_20_Contents">
      <style:paragraph-properties fo:margin-top="0cm" fo:margin-bottom="0.053cm" loext:contextual-spacing="false"/>
      <style:text-properties fo:font-weight="bold" style:font-weight-asian="bold" style:font-weight-complex="bold"/>
    </style:style>
    <style:style style:name="Text_20_Body.listitem" style:display-name="Text Body.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howtogetheader" style:display-name="Text Body.howtogetheader" style:family="paragraph" style:parent-style-name="Table_20_Contents">
      <style:paragraph-properties fo:padding="0.079cm" fo:border="0.06pt solid #999999"/>
      <style:text-properties fo:font-weight="bold" style:font-weight-asian="bold" style:font-weight-complex="bold"/>
    </style:style>
    <style:style style:name="Preformatted_20_Text" style:display-name="Preformatted Text" style:family="paragraph" style:parent-style-name="Standard" style:class="html">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fo:font-size="10pt" style:font-name-asian="Cumberland AMT" style:font-family-asian="'Cumberland AMT', Cumberland, 'Courier New', 'Nimbus Mono L', 'Bitstream Vera Sans Mono', Courier, 'Lucida Sans Typewriter', 'Lucida Typewriter', Monaco, Monospaced" style:font-size-asian="10pt" style:font-name-complex="Cumberland AMT" style:font-family-complex="'Cumberland AMT', Cumberland, 'Courier New', 'Nimbus Mono L', 'Bitstream Vera Sans Mono', Courier, 'Lucida Sans Typewriter', 'Lucida Typewriter', Monaco, Monospac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Numbering_20_Symbols" style:display-name="Numbering Symbols" style:family="text"/>
    <style:style style:name="Internet_20_link" style:display-name="Internet link" style:family="text">
      <style:text-properties fo:color="#000080" fo:font-style="italic" style:text-underline-style="none" fo:background-color="transparent" style:font-size-asian="10.5pt"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fo:language="en" fo:country="U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stavení automatických oprav v LibreOffice</text:chapter> <text:span text:style-name="MT1">| </text:span><text:page-number text:select-page="current">29</text:page-number></text:p>
      </style:footer>
      <style:footer-first>
        <text:p text:style-name="MP1"><text:span text:style-name="MT2"><text:page-number text:select-page="current">4</text:page-number></text:span><text:span text:style-name="MT2"> | </text:span><text:span text:style-name="MT2"><text:title>Kapitola 2 Nastavení LibreOffice</text:title></text:span></text:p>
      </style:footer-first>
      <style:footer-left>
        <text:p text:style-name="MP1"><text:page-number text:select-page="current">30</text:page-number> <text:span text:style-name="MT3">| </text:span><text:span text:style-name="MT3"><text:title>Kapitola 2 Nastavení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Nastavení LibreOffice</text:title> <text:span text:style-name="MT4">| </text:span><text:page-number text:select-page="current">3</text:page-number></text:p>
      </style:footer>
      <style:footer-first>
        <text:p text:style-name="MP3"><text:span text:style-name="MT5">Dokumentace pro balík LibreOffice je dostupná na </text:span><text:a xlink:type="simple" xlink:href="http://www.libreoffice.org/get-help/documentation" text:style-name="Internet_20_link" text:visited-style-name="Visited_20_Internet_20_Link"><text:span text:style-name="Internet_20_link"><text:span text:style-name="MT6">http://cs.libreoffice.org/get-help/documentation</text:span></text:span></text:a></text:p>
      </style:footer-first>
      <style:footer-left>
        <text:p text:style-name="MP4"><text:span text:style-name="MT4"><text:page-number text:select-page="current">0</text:page-number></text:span><text:span text:style-name="MT4">|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10H5M5S</meta:editing-duration>
    <meta:editing-cycles>100</meta:editing-cycles>
    <meta:generator>LibreOffice/5.1.4.2$MacOSX_X86_64 LibreOffice_project/f99d75f39f1c57ebdd7ffc5f42867c12031db97a</meta:generator>
    <dc:title>Kapitola 2 Nastavení LibreOffice</dc:title>
    <meta:initial-creator>Jean Weber</meta:initial-creator>
    <dc:date>2016-07-28T04:10:05.793426000</dc:date>
    <dc:creator>Jean Weber</dc:creator>
    <meta:document-statistic meta:table-count="7" meta:image-count="35" meta:object-count="0" meta:page-count="30" meta:paragraph-count="526" meta:word-count="7748" meta:character-count="47481" meta:non-whitespace-character-count="40164"/>
    <meta:template xlink:type="simple" xlink:actuate="onRequest" xlink:title="LO 5.0 Chapter Template" xlink:href="../../../../../../../Library/Application%20Support/LibreOffice/4/user/template/LO%205.0%20Chapter%20Template.ott" meta:date="2015-06-21T13:49:57.559346000"/>
  </office:meta>
</office:document-meta>
</file>